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Table1" style:family="table">
      <style:table-properties style:width="6.6951in" fo:break-before="page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6.6951in" style:rel-column-width="65535*"/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Contents_20_1">
      <style:text-properties officeooo:paragraph-rsid="001f42e0"/>
    </style:style>
    <style:style style:name="P2" style:family="paragraph" style:parent-style-name="ВКР_5f_Заголовок_5f_не_5f_в_5f_содержании">
      <style:paragraph-properties fo:break-before="page"/>
      <style:text-properties officeooo:paragraph-rsid="001f42e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0e8cd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eb896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0a65e" fo:background-color="#1e1e1e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12" style:family="paragraph" style:parent-style-name="Standard">
      <style:text-properties officeooo:paragraph-rsid="0050a65e"/>
    </style:style>
    <style:style style:name="P13" style:family="paragraph" style:parent-style-name="Text_20_body">
      <style:text-properties officeooo:paragraph-rsid="004eb896"/>
    </style:style>
    <style:style style:name="P14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in" style:auto-text-indent="false" style:writing-mode="lr-tb"/>
      <style:text-properties officeooo:paragraph-rsid="001f42e0"/>
    </style:style>
    <style:style style:name="P15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officeooo:paragraph-rsid="001f42e0"/>
    </style:style>
    <style:style style:name="P16" style:family="paragraph" style:parent-style-name="Text_20_body">
      <style:paragraph-properties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officeooo:paragraph-rsid="001f42e0"/>
    </style:style>
    <style:style style:name="P17" style:family="paragraph" style:parent-style-name="Text_20_body">
      <style:paragraph-properties fo:margin-top="0in" fo:margin-bottom="0in" style:contextual-spacing="false" fo:line-height="150%" fo:text-align="center" style:justify-single-word="false" fo:orphans="2" fo:widows="2" fo:text-indent="0in" style:auto-text-indent="false" fo:break-before="page" style:writing-mode="lr-tb"/>
      <style:text-properties officeooo:paragraph-rsid="001f42e0"/>
    </style:style>
    <style:style style:name="P18" style:family="paragraph" style:parent-style-name="Standard">
      <style:paragraph-properties fo:text-align="center" style:justify-single-word="false"/>
      <style:text-properties officeooo:paragraph-rsid="001ecb23"/>
    </style:style>
    <style:style style:name="P19" style:family="paragraph" style:parent-style-name="Standard">
      <style:paragraph-properties fo:text-align="center" style:justify-single-word="false"/>
      <style:text-properties officeooo:paragraph-rsid="00536773"/>
    </style:style>
    <style:style style:name="P20" style:family="paragraph" style:parent-style-name="Standard">
      <style:paragraph-properties fo:text-align="center" style:justify-single-word="false"/>
      <style:text-properties fo:font-size="14pt" officeooo:paragraph-rsid="001ecb23" style:font-size-asian="14pt" style:font-size-complex="14pt"/>
    </style:style>
    <style:style style:name="P21" style:family="paragraph" style:parent-style-name="Standard">
      <style:text-properties fo:font-size="14pt" officeooo:paragraph-rsid="001ecb23" style:font-size-asian="14pt" style:font-size-complex="14pt"/>
    </style:style>
    <style:style style:name="P22" style:family="paragraph" style:parent-style-name="Standard">
      <style:text-properties officeooo:paragraph-rsid="001ecb23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officeooo:rsid="001ecb23" style:font-size-asian="14pt" style:font-size-complex="14pt"/>
    </style:style>
    <style:style style:name="T3" style:family="text">
      <style:text-properties fo:font-size="14pt" fo:language="ru" fo:country="RU" officeooo:rsid="0051ba55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text:display="true"/>
    </style:style>
    <style:style style:name="T7" style:family="text">
      <style:text-properties fo:color="#b4b4b4" loext:opacity="100%"/>
    </style:style>
    <style:style style:name="T8" style:family="text">
      <style:text-properties fo:color="#b4b4b4" loext:opacity="100%" style:font-name="Consolas"/>
    </style:style>
    <style:style style:name="T9" style:family="text">
      <style:text-properties fo:color="#b4b4b4" loext:opacity="100%" style:font-name="Consolas" fo:font-size="10.5pt" fo:font-weight="normal"/>
    </style:style>
    <style:style style:name="T10" style:family="text">
      <style:text-properties fo:color="#9a9a9a" loext:opacity="100%"/>
    </style:style>
    <style:style style:name="T11" style:family="text">
      <style:text-properties fo:color="#9a9a9a" loext:opacity="100%" style:font-name="Consolas"/>
    </style:style>
    <style:style style:name="T12" style:family="text">
      <style:text-properties fo:color="#9a9a9a" loext:opacity="100%" style:font-name="Consolas" fo:font-size="10.5pt" fo:font-weight="normal"/>
    </style:style>
    <style:style style:name="T13" style:family="text">
      <style:text-properties fo:color="#9a9a9a" loext:opacity="100%" fo:font-size="10.5pt" fo:font-weight="normal"/>
    </style:style>
    <style:style style:name="T14" style:family="text">
      <style:text-properties fo:color="#c8c8c8" loext:opacity="100%"/>
    </style:style>
    <style:style style:name="T15" style:family="text">
      <style:text-properties fo:color="#c8c8c8" loext:opacity="100%" style:font-name="Consolas"/>
    </style:style>
    <style:style style:name="T16" style:family="text">
      <style:text-properties fo:color="#c8c8c8" loext:opacity="100%" style:font-name="Consolas" fo:font-size="10.5pt" fo:font-weight="normal"/>
    </style:style>
    <style:style style:name="T17" style:family="text">
      <style:text-properties fo:color="#e8c9bb" loext:opacity="100%"/>
    </style:style>
    <style:style style:name="T18" style:family="text">
      <style:text-properties fo:color="#e8c9bb" loext:opacity="100%" style:font-name="Consolas"/>
    </style:style>
    <style:style style:name="T19" style:family="text">
      <style:text-properties fo:color="#e8c9bb" loext:opacity="100%" style:font-name="Consolas" fo:font-size="10.5pt" fo:font-weight="normal"/>
    </style:style>
    <style:style style:name="T20" style:family="text">
      <style:text-properties fo:color="#ce9178" loext:opacity="100%"/>
    </style:style>
    <style:style style:name="T21" style:family="text">
      <style:text-properties fo:color="#ce9178" loext:opacity="100%" style:font-name="Consolas"/>
    </style:style>
    <style:style style:name="T22" style:family="text">
      <style:text-properties fo:color="#ce9178" loext:opacity="100%" style:font-name="Consolas" fo:font-size="10.5pt" fo:font-weight="normal"/>
    </style:style>
    <style:style style:name="T23" style:family="text">
      <style:text-properties fo:color="#569cd6" loext:opacity="100%"/>
    </style:style>
    <style:style style:name="T24" style:family="text">
      <style:text-properties fo:color="#569cd6" loext:opacity="100%" style:font-name="Consolas"/>
    </style:style>
    <style:style style:name="T25" style:family="text">
      <style:text-properties fo:color="#569cd6" loext:opacity="100%" style:font-name="Consolas" fo:font-size="10.5pt" fo:font-weight="normal"/>
    </style:style>
    <style:style style:name="T26" style:family="text">
      <style:text-properties fo:color="#4ec9b0" loext:opacity="100%"/>
    </style:style>
    <style:style style:name="T27" style:family="text">
      <style:text-properties fo:color="#4ec9b0" loext:opacity="100%" style:font-name="Consolas" fo:font-size="10.5pt" fo:font-weight="normal"/>
    </style:style>
    <style:style style:name="T28" style:family="text">
      <style:text-properties style:font-name="Consolas"/>
    </style:style>
    <style:style style:name="T29" style:family="text">
      <style:text-properties style:font-name="Consolas" fo:font-size="10.5pt" fo:font-weight="normal"/>
    </style:style>
    <style:style style:name="T30" style:family="text">
      <style:text-properties fo:color="#dcdcaa" loext:opacity="100%"/>
    </style:style>
    <style:style style:name="T31" style:family="text">
      <style:text-properties fo:color="#dcdcaa" loext:opacity="100%" style:font-name="Consolas"/>
    </style:style>
    <style:style style:name="T32" style:family="text">
      <style:text-properties fo:color="#dcdcaa" loext:opacity="100%" style:font-name="Consolas" fo:font-size="10.5pt" fo:font-weight="normal"/>
    </style:style>
    <style:style style:name="T33" style:family="text">
      <style:text-properties fo:color="#57a64a" loext:opacity="100%" style:font-name="Consolas"/>
    </style:style>
    <style:style style:name="T34" style:family="text">
      <style:text-properties fo:color="#57a64a" loext:opacity="100%" style:font-name="Consolas" fo:language="ru" fo:country="RU" officeooo:rsid="004a7c1d"/>
    </style:style>
    <style:style style:name="T35" style:family="text">
      <style:text-properties fo:color="#57a64a" loext:opacity="100%" style:font-name="Consolas" fo:language="ru" fo:country="RU" officeooo:rsid="004e44ea"/>
    </style:style>
    <style:style style:name="T36" style:family="text">
      <style:text-properties fo:color="#57a64a" loext:opacity="100%" style:font-name="Consolas" fo:language="ru" fo:country="RU" officeooo:rsid="0050a65e"/>
    </style:style>
    <style:style style:name="T37" style:family="text">
      <style:text-properties fo:color="#57a64a" loext:opacity="100%" style:font-name="Consolas" fo:language="en" fo:country="US" officeooo:rsid="004e44ea"/>
    </style:style>
    <style:style style:name="T38" style:family="text">
      <style:text-properties fo:color="#57a64a" loext:opacity="100%" style:font-name="Consolas" fo:language="en" fo:country="US" officeooo:rsid="004eb896"/>
    </style:style>
    <style:style style:name="T39" style:family="text">
      <style:text-properties fo:color="#57a64a" loext:opacity="100%" style:font-name="Consolas" fo:language="en" fo:country="US" officeooo:rsid="0050a65e"/>
    </style:style>
    <style:style style:name="T40" style:family="text">
      <style:text-properties fo:color="#b5cea8" loext:opacity="100%"/>
    </style:style>
    <style:style style:name="T41" style:family="text">
      <style:text-properties fo:color="#b5cea8" loext:opacity="100%" style:font-name="Consolas" fo:font-size="10.5pt" fo:font-weight="normal"/>
    </style:style>
    <style:style style:name="T42" style:family="text">
      <style:text-properties fo:color="#9cdcfe" loext:opacity="100%" style:font-name="Consolas" fo:font-size="10.5pt" fo:font-weight="normal"/>
    </style:style>
    <style:style style:name="T43" style:family="text">
      <style:text-properties fo:color="#d8a0df" loext:opacity="100%" style:font-name="Consolas" fo:font-size="10.5pt" fo:font-weight="normal"/>
    </style:style>
    <style:style style:name="T44" style:family="text">
      <style:text-properties fo:color="#ffd68f" loext:opacity="100%" style:font-name="Consolas" fo:font-size="10.5pt" fo:font-weight="normal"/>
    </style:style>
    <style:style style:name="T45" style:family="text">
      <style:text-properties fo:color="#000000" loext:opacity="100%" style:font-name="Times New Roman" fo:font-size="14pt" fo:language="ru" fo:country="RU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46" style:family="text">
      <style:text-properties fo:color="#000000" loext:opacity="100%" style:font-name="Times New Roman" fo:font-size="14pt" fo:language="ru" fo:country="RU" fo:font-weight="bold" officeooo:rsid="001f42e0" fo:background-color="transparent" loext:char-shading-value="0" style:font-size-asian="14pt" style:font-weight-asian="bold" style:font-size-complex="14pt" style:font-weight-complex="normal"/>
    </style:style>
    <style:style style:name="T47" style:family="text">
      <style:text-properties fo:color="#000000" loext:opacity="100%" style:font-name="Times New Roman" fo:font-size="14pt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48" style:family="text">
      <style:text-properties fo:color="#000000" loext:opacity="100%" style:font-name="Times New Roman" fo:font-size="14pt" fo:language="en" fo:country="US" fo:font-weight="bold" officeooo:rsid="001f42e0" fo:background-color="transparent" loext:char-shading-value="0" style:font-size-asian="14pt" style:font-weight-asian="bold" style:font-size-complex="14pt" style:font-weight-complex="normal"/>
    </style:style>
    <style:style style:name="T49" style:family="text">
      <style:text-properties fo:color="#000000" loext:opacity="100%" style:font-name="Times New Roman" fo:font-size="14pt" fo:language="en" fo:country="US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f42e0" fo:background-color="transparent" loext:char-shading-value="0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52" style:family="text">
      <style:text-properties fo:color="#beb7ff" loext:opacity="100%"/>
    </style:style>
    <style:style style:name="T53" style:family="text">
      <style:text-properties fo:color="#beb7ff" loext:opacity="100%" style:font-name="Consolas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ffffff" draw:textarea-vertical-align="top" draw:auto-grow-height="false" fo:min-height="0.1902in" fo:min-width="0.13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1"><text:span text:style-name="T1">МИНИСТЕРСТВО НАУКИ И ВЫСШЕГО ОБРАЗОВАНИЯ РОССИЙСКОЙ ФЕДЕРАЦИИ</text:span></text:p>
      <text:p text:style-name="P18" loext:marker-style-name="T1"><text:span text:style-name="T1">ФЕДЕРАЛЬНОЕ ГОСУДАРСТВЕННОЕ БЮДЖЕТНОЕ ОБРАЗОВАТЕЛЬНОЕ УЧРЕЖДЕНИЕ ВЫСШЕГО ОБРАЗОВАНИЯ </text:span></text:p>
      <text:p text:style-name="P18" loext:marker-style-name="T1"><text:span text:style-name="T1">НОВОСИБИРСКИЙ ГОСУДАРСТВЕННЫЙ ТЕХНИЧЕСКИЙ УНИВЕРСИТЕТ</text:span></text:p>
      <text:p text:style-name="P18" loext:marker-style-name="T1"><text:span text:style-name="T1">Кафедра вычислительной техники</text:span></text:p>
      <text:p text:style-name="P3"/>
      <text:p text:style-name="P3"/>
      <text:p text:style-name="P3"/>
      <text:p text:style-name="P4"/>
      <text:p text:style-name="P18" loext:marker-style-name="T1"><text:span text:style-name="T1">Лабораторная работа №</text:span><text:span text:style-name="T3">5</text:span></text:p>
      <text:p text:style-name="P18" loext:marker-style-name="T1"><text:span text:style-name="T1">по дисциплине «Программирование»</text:span></text:p>
      <text:p text:style-name="P19" loext:marker-style-name="T1"><text:span text:style-name="T1">на тему: «</text:span><text:span text:style-name="T5">Создание динамического списка объектов, </text:span></text:p>
      <text:p text:style-name="P19" loext:marker-style-name="T1"><text:span text:style-name="Source_20_Text"><text:span text:style-name="T45">связанных наследованием.</text:span></text:span><text:span text:style-name="Source_20_Text"><text:span text:style-name="T49"> Полиморфизм</text:span></text:span><text:span text:style-name="T1">»</text:span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1" loext:marker-style-name="T1"/>
      <text:p text:style-name="P20" loext:marker-style-name="T1"/>
      <text:p text:style-name="P22" loext:marker-style-name="T1"><text:span text:style-name="T1">Группа: АВТ-441</text:span></text:p>
      <text:p text:style-name="P22" loext:marker-style-name="T1"><text:span text:style-name="T1">Студент: </text:span><text:span text:style-name="T2">Зорин Арсений Денисович</text:span></text:p>
      <text:p text:style-name="P22" loext:marker-style-name="T1"><text:span text:style-name="T1">Преподаватель: Орлов Илья Викторович</text:span></text:p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18" loext:marker-style-name="T1"><draw:custom-shape text:anchor-type="char" draw:z-index="0" draw:name="Фигура1" draw:style-name="gr1" draw:text-style-name="P23" svg:width="0.4669in" svg:height="0.4087in" svg:x="3.1354in" svg:y="0.349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Новосибирск 2025</text:span></text:p>
      <text:p text:style-name="P2"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без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номера"/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2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3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4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</text:table-of-content-source>
        <text:index-body>
          <text:p text:style-name="P1"><text:a xlink:type="simple" xlink:href="#_Toc208001212" text:style-name="Index_20_Link" text:visited-style-name="Index_20_Link"><text:span text:style-name="Ссылка_20_указателя"><text:span text:style-name="T6">ВВЕДЕНИЕ</text:span></text:span><text:span text:style-name="T6"><text:tab/>3</text:span></text:a></text:p>
          <text:p text:style-name="P1"><text:a xlink:type="simple" xlink:href="#_Toc208001213" text:style-name="Index_20_Link" text:visited-style-name="Index_20_Link"><text:span text:style-name="T6">1 Описание разрабатываемого класса<text:tab/>4</text:span></text:a></text:p>
          <text:p text:style-name="P1"><text:a xlink:type="simple" xlink:href="#_Toc208001214" text:style-name="Index_20_Link" text:visited-style-name="Index_20_Link"><text:span text:style-name="T6">2 Программная реализация<text:tab/>5</text:span></text:a></text:p>
          <text:p text:style-name="P1"><text:a xlink:type="simple" xlink:href="#_Toc208001215" text:style-name="Index_20_Link" text:visited-style-name="Index_20_Link"><text:span text:style-name="T6">3 Тестирование<text:tab/>6</text:span></text:a></text:p>
          <text:p text:style-name="P1"><text:a xlink:type="simple" xlink:href="#_Toc208001216" text:style-name="Index_20_Link" text:visited-style-name="Index_20_Link"><text:span text:style-name="T6">ЗАКЛЮЧЕНИЕ<text:tab/>7</text:span></text:a></text:p>
          <text:p text:style-name="P1"><text:a xlink:type="simple" xlink:href="#_Toc208001217" text:style-name="Index_20_Link" text:visited-style-name="Index_20_Link"><text:span text:style-name="T6">ПРИЛОЖЕНИЕ<text:tab/>8</text:span></text:a></text:p>
        </text:index-body>
      </text:table-of-content>
      <text:p text:style-name="P14" loext:marker-style-name="T1"><text:span text:style-name="Source_20_Text"><text:span text:style-name="T51"/></text:span></text:p>
      <text:p text:style-name="P16" loext:marker-style-name="T1"><text:span text:style-name="Source_20_Text"><text:span text:style-name="T51"/></text:span></text:p>
      <text:p text:style-name="P17" loext:marker-style-name="T1"><text:span text:style-name="Source_20_Text"><text:span text:style-name="T51">ВВЕДЕНИЕ</text:span></text:span></text:p>
      <text:p text:style-name="P16" loext:marker-style-name="T1"><text:span text:style-name="Source_20_Text"><text:span text:style-name="T50">Цель работы:</text:span></text:span><text:span text:style-name="Source_20_Text"><text:span text:style-name="T51"> Изучить определение виртуальных функций и их использование для позднего связывания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0">Задание:</text:span></text:span><text:span text:style-name="Source_20_Text"><text:span text:style-name="T51"> Реализовать с помощью классов динамическую списочную структуру, содержащую объекты классов, связанных наследованием из лаб. работы №4. В классах реализовать методы добавления, удаления, вставки по номеру, удаления по номеру, поиск и просмотр всей структуры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1">Изменить демонстрационную программу так, чтобы она демонстрировала полиморфическое поведение классов. Исследовать, как реализуется механизм полиморфизма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0">Вариант: </text:span></text:span><text:span text:style-name="Source_20_Text"><text:span text:style-name="T51">Структура данных: циклическая очередь, реализованная на двунаправленном списке.</text:span></text:span></text:p>
      <text:p text:style-name="P16" loext:marker-style-name="T1"><text:span text:style-name="Source_20_Text"><text:span text:style-name="T51">Способ хранения объектов: объекты.</text:span></text:span></text:p>
      <text:p text:style-name="P17" loext:marker-style-name="T1"><text:span text:style-name="Source_20_Text"><text:span text:style-name="T51">1 Описание разрабатываемого класса</text:span></text:span></text:p>
      <text:p text:style-name="P16" loext:marker-style-name="T1"><text:span text:style-name="Source_20_Text"><text:span text:style-name="T50">PolynomialList - описание методов и структур:</text:span></text:span></text:p>
      <text:p text:style-name="P16" loext:marker-style-name="T1"><text:span text:style-name="Source_20_Text"><text:span text:style-name="T50">Private структуры:</text:span></text:span></text:p>
      <text:p text:style-name="P16" loext:marker-style-name="T1"><text:span text:style-name="Source_20_Text"><text:span text:style-name="T51">- PolynomialNode - private структура - узел двунаправленного циклического списка, содержащий указатель на Polynomial и указатели на следующий и предыдущий узлы</text:span></text:span></text:p>
      <text:p text:style-name="P16" loext:marker-style-name="T1"><text:span text:style-name="Source_20_Text"><text:span text:style-name="T51">- PolynomialNode::PolynomialNode - private конструктор - инициализирует узел с переданным указателем на Polynomial</text:span></text:span></text:p>
      <text:p text:style-name="P16" loext:marker-style-name="T1"><text:span text:style-name="Source_20_Text"><text:span text:style-name="T50">Private поля:</text:span></text:span></text:p>
      <text:p text:style-name="P16" loext:marker-style-name="T1"><text:span text:style-name="Source_20_Text"><text:span text:style-name="T51">- head - private поле - указатель на начало списка</text:span></text:span></text:p>
      <text:p text:style-name="P16" loext:marker-style-name="T1"><text:span text:style-name="Source_20_Text"><text:span text:style-name="T51">- tail - private поле - указатель на конец списка <text:s/></text:span></text:span></text:p>
      <text:p text:style-name="P16" loext:marker-style-name="T1"><text:span text:style-name="Source_20_Text"><text:span text:style-name="T51">- size - private поле - текущий размер списка</text:span></text:span></text:p>
      <text:p text:style-name="P16" loext:marker-style-name="T1"><text:span text:style-name="Source_20_Text"><text:span text:style-name="T50">Public методы:</text:span></text:span></text:p>
      <text:p text:style-name="P16" loext:marker-style-name="T1"><text:span text:style-name="Source_20_Text"><text:span text:style-name="T51">- PolynomialList - public конструктор - конструктор по умолчанию, инициализирует пустой список</text:span></text:span></text:p>
      <text:p text:style-name="P16" loext:marker-style-name="T1"><text:span text:style-name="Source_20_Text"><text:span text:style-name="T51">- ~PolynomialList - public деструктор - освобождает память, занимаемую узлами списка</text:span></text:span></text:p>
      <text:p text:style-name="P16" loext:marker-style-name="T1"><text:span text:style-name="Source_20_Text"><text:span text:style-name="T51">- add - public метод - добавляет новый элемент в конец списка</text:span></text:span></text:p>
      <text:p text:style-name="P16" loext:marker-style-name="T1"><text:span text:style-name="Source_20_Text"><text:span text:style-name="T51">- remove - public метод - удаляет элемент по индексу</text:span></text:span></text:p>
      <text:p text:style-name="P16" loext:marker-style-name="T1"><text:span text:style-name="Source_20_Text"><text:span text:style-name="T51">- insert - public метод - вставляет элемент по указанному индексу</text:span></text:span></text:p>
      <text:p text:style-name="P16" loext:marker-style-name="T1"><text:span text:style-name="Source_20_Text"><text:span text:style-name="T51">- get - public метод - возвращает элемент по индексу</text:span></text:span></text:p>
      <text:p text:style-name="P16" loext:marker-style-name="T1"><text:span text:style-name="Source_20_Text"><text:span text:style-name="T51">- find - public метод - выполняет поиск элемента в списке</text:span></text:span></text:p>
      <text:p text:style-name="P16" loext:marker-style-name="T1"><text:span text:style-name="Source_20_Text"><text:span text:style-name="T51">- displayAll - public метод - выводит содержимое всего списка</text:span></text:span></text:p>
      <text:p text:style-name="P16" loext:marker-style-name="T1"><text:span text:style-name="Source_20_Text"><text:span text:style-name="T51">- getSize - public метод - возвращает текущее количество элементов в списке</text:span></text:span></text:p>
      <text:p text:style-name="P16" loext:marker-style-name="T1"><text:span text:style-name="Source_20_Text"><text:span text:style-name="T51">- demonstratePolymorphism - public метод - демонстрирует полиморфное поведение объектов</text:span></text:span></text:p>
      <text:p text:style-name="P16" loext:marker-style-name="T1"><text:span text:style-name="Source_20_Text"><text:span text:style-name="T51"/></text:span></text:p>
      <text:p text:style-name="P17" loext:marker-style-name="T1"><text:span text:style-name="Source_20_Text"><text:span text:style-name="T51">2 Программная реализация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1">PolynomialList::PolynomialList() - Конструктор по умолчанию, инициализирует пустой список с head = nullptr, tail = nullptr и size = 0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1">PolynomialList::~PolynomialList() - Деструктор, последовательно удаляет все узлы списка, освобождая память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1">PolynomialList::add(Polynomial* poly) - Добавляет новый элемент в конец циклического списка. Если список пуст, создает первый узел, который ссылается сам на себя. В противном случае добавляет узел в конец и обновляет связи для поддержания циклической структуры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1">PolynomialList::remove(int index) - Удаляет элемент по указанному индексу. Корректирует связи соседних узлов и обновляет head/tail при необходимости. Если список становится пустым, устанавливает head и tail в nullptr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1">PolynomialList::insert(int index, Polynomial* poly) - Вставляет элемент в указанную позицию. Если индекс равен размеру списка, вызывает метод add. В противном случае находит нужную позицию и вставляет узел, обновляя связи соседних элементов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1">PolynomialList::get(int index) - Возвращает указатель на Polynomial по указанному индексу. Проходит по списку от head до нужной позиции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1">PolynomialList::find(const Polynomial&amp; poly) - Выполняет поиск элемента в списке по строковому представлению. Сравнивает toString() каждого элемента с искомым.</text:span></text:span></text:p>
      <text:p text:style-name="P16" loext:marker-style-name="T1"><text:span text:style-name="Source_20_Text"><text:span text:style-name="T51"/></text:span></text:p>
      <text:p text:style-name="P16" loext:marker-style-name="T1"><text:soft-page-break/><text:span text:style-name="Source_20_Text"><text:span text:style-name="T51">PolynomialList::displayAll() - Выводит содержимое всего списка в консоль, начиная с head и проходя по всем элементам циклического списка.</text:span></text:span></text:p>
      <text:p text:style-name="P16" loext:marker-style-name="T1"><text:span text:style-name="Source_20_Text"><text:span text:style-name="T51"/></text:span></text:p>
      <text:p text:style-name="P16" loext:marker-style-name="T1"><text:span text:style-name="Source_20_Text"><text:span text:style-name="T51">PolynomialList::demonstratePolymorphism() - Демонстрирует полиморфное поведение, выводя тип каждого объекта и результат вызова виртуального метода toString().</text:span></text:span></text:p>
      <text:p text:style-name="P16" loext:marker-style-name="T1"><text:span text:style-name="Source_20_Text"><text:span text:style-name="T51"/></text:span></text:p>
      <text:p text:style-name="P17" loext:marker-style-name="T1"><text:span text:style-name="Source_20_Text"><text:span text:style-name="T51">3 Тестирование</text:span></text:span></text:p>
      <text:p text:style-name="P16" loext:marker-style-name="T1"><text:span text:style-name="Source_20_Text"><text:span text:style-name="T50">Процесс тестирования работы с PolynomialList:</text:span></text:span></text:p>
      <text:p text:style-name="P16" loext:marker-style-name="T1"><text:span text:style-name="Source_20_Text"><text:span text:style-name="T50">1. Создание тестовых объектов:</text:span></text:span></text:p>
      <text:p text:style-name="P16" loext:marker-style-name="T1"><text:span text:style-name="Source_20_Text"><text:span text:style-name="T51">- Создается базовый Polynomial с коэффициентами {1.0, 2.0, 3.0}</text:span></text:span></text:p>
      <text:p text:style-name="P16" loext:marker-style-name="T1"><text:span text:style-name="Source_20_Text"><text:span text:style-name="T51">- Создается PowerArrayPolynomial с коэффициентами {4.0, 5.0, 6.0} и степенями {0, 1, 2}</text:span></text:span></text:p>
      <text:p text:style-name="P16" loext:marker-style-name="T1"><text:span text:style-name="Source_20_Text"><text:span text:style-name="T51">- Создается StringFormPolynomial с коэффициентами {7.0, 8.0}</text:span></text:span></text:p>
      <text:p text:style-name="P16" loext:marker-style-name="T1"><text:span text:style-name="Source_20_Text"><text:span text:style-name="T50">2. Инициализация списка:</text:span></text:span></text:p>
      <text:p text:style-name="P16" loext:marker-style-name="T1"><text:span text:style-name="Source_20_Text"><text:span text:style-name="T51">- Создается пустой объект PolynomialList</text:span></text:span></text:p>
      <text:p text:style-name="P16" loext:marker-style-name="T1"><text:span text:style-name="Source_20_Text"><text:span text:style-name="T50">3. Добавление элементов в список:</text:span></text:span></text:p>
      <text:p text:style-name="P16" loext:marker-style-name="T1"><text:span text:style-name="Source_20_Text"><text:span text:style-name="T51">- Элементы добавляются в порядке: Polynomial → PowerArrayPolynomial → StringFormPolynomial</text:span></text:span></text:p>
      <text:p text:style-name="P16" loext:marker-style-name="T1"><text:span text:style-name="Source_20_Text"><text:span text:style-name="T51">- После добавления список содержит 3 элемента в порядке добавления</text:span></text:span></text:p>
      <text:p text:style-name="P16" loext:marker-style-name="T1"><text:span text:style-name="Source_20_Text"><text:span text:style-name="T50">4. Вывод содержимого списка:</text:span></text:span></text:p>
      <text:p text:style-name="P16" loext:marker-style-name="T1"><text:span text:style-name="Source_20_Text"><text:span text:style-name="T51">- Выводится полное содержимое списка с индексами</text:span></text:span></text:p>
      <text:p text:style-name="P16" loext:marker-style-name="T1"><text:span text:style-name="Source_20_Text"><text:span text:style-name="T51">- Отображаются строковые представления всех многочленов</text:span></text:span></text:p>
      <text:p text:style-name="P16" loext:marker-style-name="T1"><text:span text:style-name="Source_20_Text"><text:span text:style-name="T50">5. Демонстрация полиморфизма:</text:span></text:span></text:p>
      <text:p text:style-name="P16" loext:marker-style-name="T1"><text:span text:style-name="Source_20_Text"><text:span text:style-name="T51">- Выводится информация о типах объектов и результатах вызова виртуальных методов</text:span></text:span></text:p>
      <text:p text:style-name="P16" loext:marker-style-name="T1"><text:span text:style-name="Source_20_Text"><text:span text:style-name="T51">- Показывается разное поведение методов toString() для разных типов объектов</text:span></text:span></text:p>
      <text:p text:style-name="P16" loext:marker-style-name="T1"><text:span text:style-name="Source_20_Text"><text:span text:style-name="T50">6. Поиск элемента в списке:</text:span></text:span></text:p>
      <text:p text:style-name="P16" loext:marker-style-name="T1"><text:span text:style-name="Source_20_Text"><text:span text:style-name="T51">- Выполняется поиск Polynomial с коэффициентами {1.0, 2.0, 3.0}</text:span></text:span></text:p>
      <text:p text:style-name="P16" loext:marker-style-name="T1"><text:span text:style-name="Source_20_Text"><text:span text:style-name="T51">- Возвращается индекс найденного элемента</text:span></text:span></text:p>
      <text:p text:style-name="P16" loext:marker-style-name="T1"><text:span text:style-name="Source_20_Text"><text:span text:style-name="T50">7. Удаление элемента:</text:span></text:span></text:p>
      <text:p text:style-name="P16" loext:marker-style-name="T1"><text:span text:style-name="Source_20_Text"><text:span text:style-name="T51">- Удаляется найденный элемент по индексу</text:span></text:span></text:p>
      <text:p text:style-name="P16" loext:marker-style-name="T1"><text:span text:style-name="Source_20_Text"><text:span text:style-name="T51">- Выводится обновленное содержимое списка после удаления</text:span></text:span></text:p>
      <text:p text:style-name="P16" loext:marker-style-name="T1"><text:span text:style-name="Source_20_Text"><text:span text:style-name="T50">8. Проверка состояния после удаления:</text:span></text:span></text:p>
      <text:p text:style-name="P16" loext:marker-style-name="T1"><text:span text:style-name="Source_20_Text"><text:span text:style-name="T51">- Выводится оставшееся содержимое списка</text:span></text:span></text:p>
      <text:p text:style-name="P16" loext:marker-style-name="T1"><text:span text:style-name="Source_20_Text"><text:span text:style-name="T51">- Проверяется корректность работы циклических связей</text:span></text:span></text:p>
      <text:p text:style-name="P16" loext:marker-style-name="T1"><text:span text:style-name="Source_20_Text"><text:span text:style-name="T51"/></text:span></text:p>
      <text:p text:style-name="P16" loext:marker-style-name="T1"><text:soft-page-break/><text:span text:style-name="Source_20_Text"><text:span text:style-name="T50">Результаты тестирования:</text:span></text:span></text:p>
      <text:p text:style-name="P16" loext:marker-style-name="T1"><text:span text:style-name="Source_20_Text"><text:span text:style-name="T51">- Список корректно работает с разными типами объектов-наследников Polynomial</text:span></text:span></text:p>
      <text:p text:style-name="P16" loext:marker-style-name="T1"><text:span text:style-name="Source_20_Text"><text:span text:style-name="T51">- Поддерживается циклическая структура двунаправленного списка</text:span></text:span></text:p>
      <text:p text:style-name="P16" loext:marker-style-name="T1"><text:span text:style-name="Source_20_Text"><text:span text:style-name="T51">- Все методы (add, remove, insert, get, find, displayAll) работают корректно</text:span></text:span></text:p>
      <text:p text:style-name="P16" loext:marker-style-name="T1"><text:span text:style-name="Source_20_Text"><text:span text:style-name="T51">- Полиморфное поведение обеспечивает вызов правильных виртуальных методов</text:span></text:span></text:p>
      <text:p text:style-name="P16" loext:marker-style-name="T1"><text:span text:style-name="Source_20_Text"><text:span text:style-name="T51">- Размер списка правильно отслеживается и обновляется</text:span></text:span></text:p>
      <text:p text:style-name="P16" loext:marker-style-name="T1"><text:span text:style-name="Source_20_Text"><text:span text:style-name="T51"/></text:span></text:p>
      <text:p text:style-name="P17" loext:marker-style-name="T1"><text:span text:style-name="Source_20_Text"><text:span text:style-name="T51">ЗАКЛЮЧЕНИЕ</text:span></text:span></text:p>
      <text:p text:style-name="P16" loext:marker-style-name="T1"><text:span text:style-name="Source_20_Text"><text:span text:style-name="T51">В ходе выполнения лабораторной работы на тему «Создание динамического списка объектов, связанных наследованием. Полиморфизм» был создан класс PolynomialList, реализующий циклическую очередь на двунаправленном списке. Это позволило изучить механизмы полиморфизма, виртуальных функций и позднего связывания в C++. Реализованная структура данных демонстрирует корректную работу с объектами разных типов, связанных наследованием, и обеспечивает полиморфное поведение через виртуальные методы.</text:span></text:span></text:p>
      <text:p text:style-name="P15" loext:marker-style-name="T1"><text:span text:style-name="Source_20_Text"><text:span text:style-name="T47">ПРИЛОЖЕНИЕ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Source_20_Text"><text:span text:style-name="T33">//</text:span></text:span></text:p>
            <text:p text:style-name="P5"><text:span text:style-name="Source_20_Text"><text:span text:style-name="T33">// </text:span></text:span><text:span text:style-name="Source_20_Text"><text:span text:style-name="T34">polynomial</text:span></text:span><text:span text:style-name="Source_20_Text"><text:span text:style-name="T35">_</text:span></text:span><text:span text:style-name="Source_20_Text"><text:span text:style-name="T37">list</text:span></text:span><text:span text:style-name="Source_20_Text"><text:span text:style-name="T34">.h</text:span></text:span></text:p>
            <text:p text:style-name="P5"><text:span text:style-name="Source_20_Text"><text:span text:style-name="T33">//</text:span></text:span></text:p>
            <text:p text:style-name="P5"><text:span text:style-name="Source_20_Text"><text:span text:style-name="T33"/></text:span></text:p>
            <text:p text:style-name="P5"><text:span text:style-name="Source_20_Text"><text:span text:style-name="T8">#</text:span></text:span><text:span text:style-name="Source_20_Text"><text:span text:style-name="T11">ifndef</text:span></text:span><text:span text:style-name="Source_20_Text"><text:span text:style-name="T15"> </text:span></text:span><text:span text:style-name="Source_20_Text"><text:span text:style-name="T53">POLYNOMIAL_LIST_H</text:span></text:span></text:p>
            <text:p text:style-name="P8"><text:span text:style-name="T7">#</text:span><text:span text:style-name="T10">define</text:span><text:span text:style-name="T14"> </text:span><text:span text:style-name="T52">POLYNOMIAL_LIST_H</text:span></text:p>
            <text:p text:style-name="P10"/>
            <text:p text:style-name="P8"><text:span text:style-name="T7">#</text:span><text:span text:style-name="T10">include</text:span><text:span text:style-name="T14"> </text:span><text:span text:style-name="T17">"</text:span><text:span text:style-name="T20">extended_polynomial.h</text:span><text:span text:style-name="T17">"</text:span></text:p>
            <text:p text:style-name="P8"><text:span text:style-name="T7">#</text:span><text:span text:style-name="T10">include</text:span><text:span text:style-name="T14"> </text:span><text:span text:style-name="T17">&lt;</text:span><text:span text:style-name="T20">vector</text:span><text:span text:style-name="T17">&gt;</text:span></text:p>
            <text:p text:style-name="P10"/>
            <text:p text:style-name="P8"><text:span text:style-name="T23">struct</text:span> <text:span text:style-name="T26">PolynomialNode</text:span> <text:span text:style-name="T7">{</text:span></text:p>
            <text:p text:style-name="P9">    <text:span text:style-name="T27">Polynomial</text:span><text:span text:style-name="T9">*</text:span><text:span text:style-name="T29"> data</text:span><text:span text:style-name="T9">;</text:span></text:p>
            <text:p text:style-name="P9">    <text:span text:style-name="T27">PolynomialNode</text:span><text:span text:style-name="T9">*</text:span><text:span text:style-name="T29"> next</text:span><text:span text:style-name="T9">;</text:span></text:p>
            <text:p text:style-name="P9">    <text:span text:style-name="T27">PolynomialNode</text:span><text:span text:style-name="T9">*</text:span><text:span text:style-name="T29"> prev</text:span><text:span text:style-name="T9">;</text:span></text:p>
            <text:p text:style-name="P9">    </text:p>
            <text:p text:style-name="P9">    <text:span text:style-name="T32">PolynomialNode</text:span><text:span text:style-name="T9">(</text:span><text:span text:style-name="T27">Polynomial</text:span><text:span text:style-name="T9">*</text:span><text:span text:style-name="T29"> </text:span><text:span text:style-name="T12">poly</text:span><text:span text:style-name="T9">)</text:span><text:span text:style-name="T29"> </text:span><text:span text:style-name="T9">:</text:span><text:span text:style-name="T29"> data</text:span><text:span text:style-name="T9">(</text:span><text:span text:style-name="T12">poly</text:span><text:span text:style-name="T9">),</text:span><text:span text:style-name="T29"> next</text:span><text:span text:style-name="T9">(</text:span><text:span text:style-name="T25">nullptr</text:span><text:span text:style-name="T9">),</text:span><text:span text:style-name="T29"> prev</text:span><text:span text:style-name="T9">(</text:span><text:span text:style-name="T25">nullptr</text:span><text:span text:style-name="T9">)</text:span><text:span text:style-name="T29"> </text:span><text:span text:style-name="T9">{}</text:span></text:p>
            <text:p text:style-name="P9">    <text:span text:style-name="T32">~PolynomialNode</text:span><text:span text:style-name="T9">()</text:span><text:span text:style-name="T29"> </text:span><text:span text:style-name="T9">{</text:span><text:span text:style-name="T29"> </text:span><text:span text:style-name="T25">delete</text:span><text:span text:style-name="T29"> data</text:span><text:span text:style-name="T9">;</text:span><text:span text:style-name="T29"> </text:span><text:span text:style-name="T9">}</text:span></text:p>
            <text:p text:style-name="P11">};</text:p>
            <text:p text:style-name="P10"/>
            <text:p text:style-name="P8"><text:span text:style-name="T23">class</text:span> <text:span text:style-name="T26">PolynomialList</text:span> <text:span text:style-name="T7">{</text:span></text:p>
            <text:p text:style-name="P8"><text:span text:style-name="T23">private</text:span><text:span text:style-name="T7">:</text:span></text:p>
            <text:p text:style-name="P9">    <text:span text:style-name="T27">PolynomialNode</text:span><text:span text:style-name="T9">*</text:span><text:span text:style-name="T29"> head</text:span><text:span text:style-name="T9">;</text:span></text:p>
            <text:p text:style-name="P9">    <text:span text:style-name="T27">PolynomialNode</text:span><text:span text:style-name="T9">*</text:span><text:span text:style-name="T29"> tail</text:span><text:span text:style-name="T9">;</text:span></text:p>
            <text:p text:style-name="P9">    <text:span text:style-name="T25">int</text:span><text:span text:style-name="T29"> size</text:span><text:span text:style-name="T9">;</text:span></text:p>
            <text:p text:style-name="P10"/>
            <text:p text:style-name="P8"><text:span text:style-name="T23">public</text:span><text:span text:style-name="T7">:</text:span></text:p>
            <text:p text:style-name="P9">    <text:span text:style-name="T32">PolynomialList</text:span><text:span text:style-name="T9">();</text:span></text:p>
            <text:p text:style-name="P9">    <text:span text:style-name="T32">~PolynomialList</text:span><text:span text:style-name="T9">();</text:span></text:p>
            <text:p text:style-name="P9">    </text:p>
            <text:p text:style-name="P9">    <text:span text:style-name="T25">void</text:span><text:span text:style-name="T29"> </text:span><text:span text:style-name="T32">add</text:span><text:span text:style-name="T9">(</text:span><text:span text:style-name="T27">Polynomial</text:span><text:span text:style-name="T9">*</text:span><text:span text:style-name="T29"> </text:span><text:span text:style-name="T12">poly</text:span><text:span text:style-name="T9">);</text:span></text:p>
            <text:p text:style-name="P9">    <text:span text:style-name="T25">void</text:span><text:span text:style-name="T29"> </text:span><text:span text:style-name="T32">remove</text:span><text:span text:style-name="T9">(</text:span><text:span text:style-name="T25">int</text:span><text:span text:style-name="T29"> </text:span><text:span text:style-name="T12">index</text:span><text:span text:style-name="T9">);</text:span></text:p>
            <text:p text:style-name="P9">    <text:span text:style-name="T25">void</text:span><text:span text:style-name="T29"> </text:span><text:span text:style-name="T32">insert</text:span><text:span text:style-name="T9">(</text:span><text:span text:style-name="T25">int</text:span><text:span text:style-name="T29"> </text:span><text:span text:style-name="T12">index</text:span><text:span text:style-name="T9">,</text:span><text:span text:style-name="T29"> </text:span><text:span text:style-name="T27">Polynomial</text:span><text:span text:style-name="T9">*</text:span><text:span text:style-name="T29"> </text:span><text:span text:style-name="T12">poly</text:span><text:span text:style-name="T9">);</text:span></text:p>
            <text:p text:style-name="P9">    <text:span text:style-name="T27">Polynomial</text:span><text:span text:style-name="T9">*</text:span><text:span text:style-name="T29"> </text:span><text:span text:style-name="T32">get</text:span><text:span text:style-name="T9">(</text:span><text:span text:style-name="T25">int</text:span><text:span text:style-name="T29"> </text:span><text:span text:style-name="T12">index</text:span><text:span text:style-name="T9">)</text:span><text:span text:style-name="T29"> </text:span><text:span text:style-name="T25">const</text:span><text:span text:style-name="T9">;</text:span></text:p>
            <text:p text:style-name="P9">    <text:span text:style-name="T25">int</text:span><text:span text:style-name="T29"> </text:span><text:span text:style-name="T32">find</text:span><text:span text:style-name="T9">(</text:span><text:span text:style-name="T25">const</text:span><text:span text:style-name="T29"> </text:span><text:span text:style-name="T27">Polynomial</text:span><text:span text:style-name="T9">&amp;</text:span><text:span text:style-name="T29"> </text:span><text:span text:style-name="T12">poly</text:span><text:span text:style-name="T9">)</text:span><text:span text:style-name="T29"> </text:span><text:span text:style-name="T25">const</text:span><text:span text:style-name="T9">;</text:span></text:p>
            <text:p text:style-name="P9">    <text:span text:style-name="T25">void</text:span><text:span text:style-name="T29"> </text:span><text:span text:style-name="T32">displayAll</text:span><text:span text:style-name="T9">()</text:span><text:span text:style-name="T29"> </text:span><text:span text:style-name="T25">const</text:span><text:span text:style-name="T9">;</text:span></text:p>
            <text:p text:style-name="P9">    <text:span text:style-name="T25">int</text:span><text:span text:style-name="T29"> </text:span><text:span text:style-name="T32">getSize</text:span><text:span text:style-name="T9">()</text:span><text:span text:style-name="T29"> </text:span><text:span text:style-name="T25">const</text:span><text:span text:style-name="T9">;</text:span></text:p>
            <text:p text:style-name="P9">    </text:p>
            <text:p text:style-name="P9">    <text:span text:style-name="T25">void</text:span><text:span text:style-name="T29"> </text:span><text:span text:style-name="T32">demonstratePolymorphism</text:span><text:span text:style-name="T9">()</text:span><text:span text:style-name="T29"> </text:span><text:span text:style-name="T25">const</text:span><text:span text:style-name="T9">;</text:span></text:p>
            <text:p text:style-name="P11">};</text:p>
            <text:p text:style-name="P10"/>
            <text:p text:style-name="P8"><text:span text:style-name="T7">#</text:span><text:span text:style-name="T10">endif</text:span></text:p>
            <text:p text:style-name="P5"><text:span text:style-name="Source_20_Text"><text:span text:style-name="T11"/></text:span></text:p>
            <text:p text:style-name="P5"><text:span text:style-name="Source_20_Text"><text:span text:style-name="T13"/>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Source_20_Text"><text:span text:style-name="T33">//</text:span></text:span></text:p>
            <text:p text:style-name="P6"><text:span text:style-name="Source_20_Text"><text:span text:style-name="T33">// </text:span></text:span><text:span text:style-name="Source_20_Text"><text:span text:style-name="T34">polynomial</text:span></text:span><text:span text:style-name="Source_20_Text"><text:span text:style-name="T35">_</text:span></text:span><text:span text:style-name="Source_20_Text"><text:span text:style-name="T37">list</text:span></text:span><text:span text:style-name="Source_20_Text"><text:span text:style-name="T34">.</text:span></text:span><text:span text:style-name="Source_20_Text"><text:span text:style-name="T38">cpp</text:span></text:span></text:p>
            <text:p text:style-name="P6"><text:span text:style-name="Source_20_Text"><text:span text:style-name="T33">//</text:span></text:span></text:p>
            <text:p text:style-name="P6"><text:span text:style-name="Source_20_Text"><text:span text:style-name="T33"/></text:span></text:p>
            <text:p text:style-name="P6"><text:span text:style-name="Source_20_Text"><text:span text:style-name="T8">#</text:span></text:span><text:span text:style-name="Source_20_Text"><text:span text:style-name="T11">include</text:span></text:span><text:span text:style-name="Source_20_Text"><text:span text:style-name="T15"> </text:span></text:span><text:span text:style-name="Source_20_Text"><text:span text:style-name="T18">"</text:span></text:span><text:span text:style-name="Source_20_Text"><text:span text:style-name="T21">polynomial_list.h</text:span></text:span><text:span text:style-name="Source_20_Text"><text:span text:style-name="T18">"</text:span></text:span></text:p>
            <text:p text:style-name="P8"><text:span text:style-name="T7">#</text:span><text:span text:style-name="T10">include</text:span><text:span text:style-name="T14"> </text:span><text:span text:style-name="T17">&lt;</text:span><text:span text:style-name="T20">iostream</text:span><text:span text:style-name="T17">&gt;</text:span></text:p>
            <text:p text:style-name="P10"/>
            <text:p text:style-name="P8"><text:span text:style-name="T26">PolynomialList</text:span><text:span text:style-name="T7">::</text:span><text:span text:style-name="T30">PolynomialList</text:span><text:span text:style-name="T7">()</text:span> : head<text:span text:style-name="T7">(</text:span><text:span text:style-name="T23">nullptr</text:span><text:span text:style-name="T7">),</text:span> tail<text:span text:style-name="T7">(</text:span><text:span text:style-name="T23">nullptr</text:span><text:span text:style-name="T7">),</text:span> size<text:span text:style-name="T7">(</text:span><text:span text:style-name="T40">0</text:span><text:span text:style-name="T7">)</text:span> <text:span text:style-name="T7">{}</text:span></text:p>
            <text:p text:style-name="P10"/>
            <text:p text:style-name="P8"><text:span text:style-name="T26">PolynomialList</text:span><text:span text:style-name="T7">::</text:span><text:span text:style-name="T30">~PolynomialList</text:span><text:span text:style-name="T7">()</text:span> <text:span text:style-name="T7">{</text:span></text:p>
            <text:p text:style-name="P9">    <text:span text:style-name="T27">PolynomialNode</text:span><text:span text:style-name="T9">*</text:span><text:span text:style-name="T29"> </text:span><text:span text:style-name="T42">current</text:span><text:span text:style-name="T29"> </text:span><text:span text:style-name="T9">=</text:span><text:span text:style-name="T29"> head</text:span><text:span text:style-name="T9">;</text:span></text:p>
            <text:p text:style-name="P9">    <text:span text:style-name="T43">for</text:span><text:span text:style-name="T29"> </text:span><text:span text:style-name="T9">(</text:span><text:span text:style-name="T25">int</text:span><text:span text:style-name="T29"> </text:span><text:span text:style-name="T42">i</text:span><text:span text:style-name="T29"> </text:span><text:span text:style-name="T9">=</text:span><text:span text:style-name="T29"> </text:span><text:span text:style-name="T41">0</text:span><text:span text:style-name="T9">;</text:span><text:span text:style-name="T29"> </text:span><text:span text:style-name="T42">i</text:span><text:span text:style-name="T29"> </text:span><text:span text:style-name="T9">&lt;</text:span><text:span text:style-name="T29"> size</text:span><text:span text:style-name="T9">;</text:span><text:span text:style-name="T29"> </text:span><text:span text:style-name="T42">i</text:span><text:span text:style-name="T9">++)</text:span><text:span text:style-name="T29"> </text:span><text:span text:style-name="T9">{</text:span></text:p>
            <text:p text:style-name="P9">        <text:span text:style-name="T27">PolynomialNode</text:span><text:span text:style-name="T9">*</text:span><text:span text:style-name="T29"> </text:span><text:span text:style-name="T42">next</text:span><text:span text:style-name="T29"> </text:span><text:span text:style-name="T9">=</text:span><text:span text:style-name="T29"> </text:span><text:span text:style-name="T42">current</text:span><text:span text:style-name="T9">-&gt;</text:span><text:span text:style-name="T29">next</text:span><text:span text:style-name="T9">;</text:span></text:p>
            <text:p text:style-name="P9">        <text:span text:style-name="T25">delete</text:span><text:span text:style-name="T29"> </text:span><text:span text:style-name="T42">current</text:span><text:span text:style-name="T9">;</text:span></text:p>
            <text:p text:style-name="P9">        <text:span text:style-name="T42">current</text:span><text:span text:style-name="T29"> </text:span><text:span text:style-name="T9">=</text:span><text:span text:style-name="T29"> </text:span><text:span text:style-name="T42">next</text:span><text:span text:style-name="T9">;</text:span></text:p>
            <text:p text:style-name="P9">    <text:span text:style-name="T9">}</text:span></text:p>
            <text:p text:style-name="P11">}</text:p>
            <text:p text:style-name="P10"/>
            <text:p text:style-name="P8"><text:span text:style-name="T23">void</text:span> <text:span text:style-name="T26">PolynomialList</text:span><text:span text:style-name="T7">::</text:span><text:span text:style-name="T30">add</text:span><text:span text:style-name="T7">(</text:span><text:span text:style-name="T26">Polynomial</text:span><text:span text:style-name="T7">*</text:span> <text:span text:style-name="T10">poly</text:span><text:span text:style-name="T7">)</text:span> <text:span text:style-name="T7">{</text:span></text:p>
            <text:p text:style-name="P9">    <text:span text:style-name="T27">PolynomialNode</text:span><text:span text:style-name="T9">*</text:span><text:span text:style-name="T29"> </text:span><text:span text:style-name="T42">newNode</text:span><text:span text:style-name="T29"> </text:span><text:span text:style-name="T9">=</text:span><text:span text:style-name="T29"> </text:span><text:span text:style-name="T25">new</text:span><text:span text:style-name="T29"> </text:span><text:span text:style-name="T27">PolynomialNode</text:span><text:span text:style-name="T9">(</text:span><text:span text:style-name="T12">poly</text:span><text:span text:style-name="T9">);</text:span></text:p>
            <text:p text:style-name="P9">    </text:p>
            <text:p text:style-name="P9">    <text:span text:style-name="T43">if</text:span><text:span text:style-name="T29"> </text:span><text:span text:style-name="T9">(</text:span><text:span text:style-name="T29">size </text:span><text:span text:style-name="T9">==</text:span><text:span text:style-name="T29"> </text:span><text:span text:style-name="T41">0</text:span><text:span text:style-name="T9">)</text:span><text:span text:style-name="T29"> </text:span><text:span text:style-name="T9">{</text:span></text:p>
            <text:p text:style-name="P9">        <text:span text:style-name="T29">head </text:span><text:span text:style-name="T9">=</text:span><text:span text:style-name="T29"> tail </text:span><text:span text:style-name="T9">=</text:span><text:span text:style-name="T29"> </text:span><text:span text:style-name="T42">newNode</text:span><text:span text:style-name="T9">;</text:span></text:p>
            <text:p text:style-name="P9">        <text:span text:style-name="T29">head</text:span><text:span text:style-name="T9">-&gt;</text:span><text:span text:style-name="T29">next </text:span><text:span text:style-name="T9">=</text:span><text:span text:style-name="T29"> head</text:span><text:span text:style-name="T9">;</text:span></text:p>
            <text:p text:style-name="P9">        <text:span text:style-name="T29">head</text:span><text:span text:style-name="T9">-&gt;</text:span><text:span text:style-name="T29">prev </text:span><text:span text:style-name="T9">=</text:span><text:span text:style-name="T29"> head</text:span><text:span text:style-name="T9">;</text:span></text:p>
            <text:p text:style-name="P9">    <text:span text:style-name="T9">}</text:span><text:span text:style-name="T29"> </text:span><text:span text:style-name="T43">else</text:span><text:span text:style-name="T29"> </text:span><text:span text:style-name="T9">{</text:span></text:p>
            <text:p text:style-name="P9">        <text:span text:style-name="T29">tail</text:span><text:span text:style-name="T9">-&gt;</text:span><text:span text:style-name="T29">next </text:span><text:span text:style-name="T9">=</text:span><text:span text:style-name="T29"> </text:span><text:span text:style-name="T42">newNode</text:span><text:span text:style-name="T9">;</text:span></text:p>
            <text:p text:style-name="P9">        <text:span text:style-name="T42">newNode</text:span><text:span text:style-name="T9">-&gt;</text:span><text:span text:style-name="T29">prev </text:span><text:span text:style-name="T9">=</text:span><text:span text:style-name="T29"> tail</text:span><text:span text:style-name="T9">;</text:span></text:p>
            <text:p text:style-name="P9">        <text:span text:style-name="T42">newNode</text:span><text:span text:style-name="T9">-&gt;</text:span><text:span text:style-name="T29">next </text:span><text:span text:style-name="T9">=</text:span><text:span text:style-name="T29"> head</text:span><text:span text:style-name="T9">;</text:span></text:p>
            <text:p text:style-name="P9">        <text:span text:style-name="T29">head</text:span><text:span text:style-name="T9">-&gt;</text:span><text:span text:style-name="T29">prev </text:span><text:span text:style-name="T9">=</text:span><text:span text:style-name="T29"> </text:span><text:span text:style-name="T42">newNode</text:span><text:span text:style-name="T9">;</text:span></text:p>
            <text:p text:style-name="P9">        <text:span text:style-name="T29">tail </text:span><text:span text:style-name="T9">=</text:span><text:span text:style-name="T29"> </text:span><text:span text:style-name="T42">newNode</text:span><text:span text:style-name="T9">;</text:span></text:p>
            <text:p text:style-name="P9">    <text:span text:style-name="T9">}</text:span></text:p>
            <text:p text:style-name="P9">    <text:span text:style-name="T29">size</text:span><text:span text:style-name="T9">++;</text:span></text:p>
            <text:p text:style-name="P11">}</text:p>
            <text:p text:style-name="P10"/>
            <text:p text:style-name="P8"><text:span text:style-name="T23">void</text:span> <text:span text:style-name="T26">PolynomialList</text:span><text:span text:style-name="T7">::</text:span><text:span text:style-name="T30">remove</text:span><text:span text:style-name="T7">(</text:span><text:span text:style-name="T23">int</text:span> <text:span text:style-name="T10">index</text:span><text:span text:style-name="T7">)</text:span> <text:span text:style-name="T7">{</text:span></text:p>
            <text:p text:style-name="P9">    <text:span text:style-name="T43">if</text:span><text:span text:style-name="T29"> </text:span><text:span text:style-name="T9">(</text:span><text:span text:style-name="T12">index</text:span><text:span text:style-name="T29"> </text:span><text:span text:style-name="T9">&lt;</text:span><text:span text:style-name="T29"> </text:span><text:span text:style-name="T41">0</text:span><text:span text:style-name="T29"> </text:span><text:span text:style-name="T9">||</text:span><text:span text:style-name="T29"> </text:span><text:span text:style-name="T12">index</text:span><text:span text:style-name="T29"> </text:span><text:span text:style-name="T9">&gt;=</text:span><text:span text:style-name="T29"> size</text:span><text:span text:style-name="T9">)</text:span><text:span text:style-name="T29"> </text:span><text:span text:style-name="T43">return</text:span><text:span text:style-name="T9">;</text:span></text:p>
            <text:p text:style-name="P9">    </text:p>
            <text:p text:style-name="P9">    <text:span text:style-name="T27">PolynomialNode</text:span><text:span text:style-name="T9">*</text:span><text:span text:style-name="T29"> </text:span><text:span text:style-name="T42">current</text:span><text:span text:style-name="T29"> </text:span><text:span text:style-name="T9">=</text:span><text:span text:style-name="T29"> head</text:span><text:span text:style-name="T9">;</text:span></text:p>
            <text:p text:style-name="P9">    <text:span text:style-name="T43">for</text:span><text:span text:style-name="T29"> </text:span><text:span text:style-name="T9">(</text:span><text:span text:style-name="T25">int</text:span><text:span text:style-name="T29"> </text:span><text:span text:style-name="T42">i</text:span><text:span text:style-name="T29"> </text:span><text:span text:style-name="T9">=</text:span><text:span text:style-name="T29"> </text:span><text:span text:style-name="T41">0</text:span><text:span text:style-name="T9">;</text:span><text:span text:style-name="T29"> </text:span><text:span text:style-name="T42">i</text:span><text:span text:style-name="T29"> </text:span><text:span text:style-name="T9">&lt;</text:span><text:span text:style-name="T29"> </text:span><text:span text:style-name="T12">index</text:span><text:span text:style-name="T9">;</text:span><text:span text:style-name="T29"> </text:span><text:span text:style-name="T42">i</text:span><text:span text:style-name="T9">++)</text:span><text:span text:style-name="T29"> </text:span><text:span text:style-name="T9">{</text:span></text:p>
            <text:p text:style-name="P9">        <text:span text:style-name="T42">current</text:span><text:span text:style-name="T29"> </text:span><text:span text:style-name="T9">=</text:span><text:span text:style-name="T29"> </text:span><text:span text:style-name="T42">current</text:span><text:span text:style-name="T9">-&gt;</text:span><text:span text:style-name="T29">next</text:span><text:span text:style-name="T9">;</text:span></text:p>
            <text:p text:style-name="P9">    <text:span text:style-name="T9">}</text:span></text:p>
            <text:p text:style-name="P9">    </text:p>
            <text:p text:style-name="P9">    <text:span text:style-name="T43">if</text:span><text:span text:style-name="T29"> </text:span><text:span text:style-name="T9">(</text:span><text:span text:style-name="T29">size </text:span><text:span text:style-name="T9">==</text:span><text:span text:style-name="T29"> </text:span><text:span text:style-name="T41">1</text:span><text:span text:style-name="T9">)</text:span><text:span text:style-name="T29"> </text:span><text:span text:style-name="T9">{</text:span></text:p>
            <text:p text:style-name="P9">        <text:span text:style-name="T29">head </text:span><text:span text:style-name="T9">=</text:span><text:span text:style-name="T29"> tail </text:span><text:span text:style-name="T9">=</text:span><text:span text:style-name="T29"> </text:span><text:span text:style-name="T25">nullptr</text:span><text:span text:style-name="T9">;</text:span></text:p>
            <text:p text:style-name="P9">    <text:span text:style-name="T9">}</text:span><text:span text:style-name="T29"> </text:span><text:span text:style-name="T43">else</text:span><text:span text:style-name="T29"> </text:span><text:span text:style-name="T9">{</text:span></text:p>
            <text:p text:style-name="P9">        <text:span text:style-name="T42">current</text:span><text:span text:style-name="T9">-&gt;</text:span><text:span text:style-name="T29">prev</text:span><text:span text:style-name="T9">-&gt;</text:span><text:span text:style-name="T29">next </text:span><text:span text:style-name="T9">=</text:span><text:span text:style-name="T29"> </text:span><text:span text:style-name="T42">current</text:span><text:span text:style-name="T9">-&gt;</text:span><text:span text:style-name="T29">next</text:span><text:span text:style-name="T9">;</text:span></text:p>
            <text:p text:style-name="P9">        <text:span text:style-name="T42">current</text:span><text:span text:style-name="T9">-&gt;</text:span><text:span text:style-name="T29">next</text:span><text:span text:style-name="T9">-&gt;</text:span><text:span text:style-name="T29">prev </text:span><text:span text:style-name="T9">=</text:span><text:span text:style-name="T29"> </text:span><text:span text:style-name="T42">current</text:span><text:span text:style-name="T9">-&gt;</text:span><text:span text:style-name="T29">prev</text:span><text:span text:style-name="T9">;</text:span></text:p>
            <text:p text:style-name="P9">        </text:p>
            <text:p text:style-name="P9">        <text:span text:style-name="T43">if</text:span><text:span text:style-name="T29"> </text:span><text:span text:style-name="T9">(</text:span><text:span text:style-name="T42">current</text:span><text:span text:style-name="T29"> </text:span><text:span text:style-name="T9">==</text:span><text:span text:style-name="T29"> head</text:span><text:span text:style-name="T9">)</text:span><text:span text:style-name="T29"> head </text:span><text:span text:style-name="T9">=</text:span><text:span text:style-name="T29"> </text:span><text:span text:style-name="T42">current</text:span><text:span text:style-name="T9">-&gt;</text:span><text:span text:style-name="T29">next</text:span><text:span text:style-name="T9">;</text:span></text:p>
            <text:p text:style-name="P9">        <text:span text:style-name="T43">if</text:span><text:span text:style-name="T29"> </text:span><text:span text:style-name="T9">(</text:span><text:span text:style-name="T42">current</text:span><text:span text:style-name="T29"> </text:span><text:span text:style-name="T9">==</text:span><text:span text:style-name="T29"> tail</text:span><text:span text:style-name="T9">)</text:span><text:span text:style-name="T29"> tail </text:span><text:span text:style-name="T9">=</text:span><text:span text:style-name="T29"> </text:span><text:span text:style-name="T42">current</text:span><text:span text:style-name="T9">-&gt;</text:span><text:span text:style-name="T29">prev</text:span><text:span text:style-name="T9">;</text:span></text:p>
            <text:p text:style-name="P9"><text:soft-page-break/>    <text:span text:style-name="T9">}</text:span></text:p>
            <text:p text:style-name="P9">    </text:p>
            <text:p text:style-name="P9">    <text:span text:style-name="T25">delete</text:span><text:span text:style-name="T29"> </text:span><text:span text:style-name="T42">current</text:span><text:span text:style-name="T9">;</text:span></text:p>
            <text:p text:style-name="P9">    <text:span text:style-name="T29">size</text:span><text:span text:style-name="T9">--;</text:span></text:p>
            <text:p text:style-name="P11">}</text:p>
            <text:p text:style-name="P10"/>
            <text:p text:style-name="P8"><text:span text:style-name="T23">void</text:span> <text:span text:style-name="T26">PolynomialList</text:span><text:span text:style-name="T7">::</text:span><text:span text:style-name="T30">insert</text:span><text:span text:style-name="T7">(</text:span><text:span text:style-name="T23">int</text:span> <text:span text:style-name="T10">index</text:span><text:span text:style-name="T7">,</text:span> <text:span text:style-name="T26">Polynomial</text:span><text:span text:style-name="T7">*</text:span> <text:span text:style-name="T10">poly</text:span><text:span text:style-name="T7">)</text:span> <text:span text:style-name="T7">{</text:span></text:p>
            <text:p text:style-name="P9">    <text:span text:style-name="T43">if</text:span><text:span text:style-name="T29"> </text:span><text:span text:style-name="T9">(</text:span><text:span text:style-name="T12">index</text:span><text:span text:style-name="T29"> </text:span><text:span text:style-name="T9">&lt;</text:span><text:span text:style-name="T29"> </text:span><text:span text:style-name="T41">0</text:span><text:span text:style-name="T29"> </text:span><text:span text:style-name="T9">||</text:span><text:span text:style-name="T29"> </text:span><text:span text:style-name="T12">index</text:span><text:span text:style-name="T29"> </text:span><text:span text:style-name="T9">&gt;</text:span><text:span text:style-name="T29"> size</text:span><text:span text:style-name="T9">)</text:span><text:span text:style-name="T29"> </text:span><text:span text:style-name="T43">return</text:span><text:span text:style-name="T9">;</text:span></text:p>
            <text:p text:style-name="P9">    </text:p>
            <text:p text:style-name="P9">    <text:span text:style-name="T43">if</text:span><text:span text:style-name="T29"> </text:span><text:span text:style-name="T9">(</text:span><text:span text:style-name="T12">index</text:span><text:span text:style-name="T29"> </text:span><text:span text:style-name="T9">==</text:span><text:span text:style-name="T29"> size</text:span><text:span text:style-name="T9">)</text:span><text:span text:style-name="T29"> </text:span><text:span text:style-name="T9">{</text:span></text:p>
            <text:p text:style-name="P9">        <text:span text:style-name="T32">add</text:span><text:span text:style-name="T9">(</text:span><text:span text:style-name="T12">poly</text:span><text:span text:style-name="T9">);</text:span></text:p>
            <text:p text:style-name="P9">        <text:span text:style-name="T43">return</text:span><text:span text:style-name="T9">;</text:span></text:p>
            <text:p text:style-name="P9">    <text:span text:style-name="T9">}</text:span></text:p>
            <text:p text:style-name="P9">    </text:p>
            <text:p text:style-name="P9">    <text:span text:style-name="T27">PolynomialNode</text:span><text:span text:style-name="T9">*</text:span><text:span text:style-name="T29"> </text:span><text:span text:style-name="T42">newNode</text:span><text:span text:style-name="T29"> </text:span><text:span text:style-name="T9">=</text:span><text:span text:style-name="T29"> </text:span><text:span text:style-name="T25">new</text:span><text:span text:style-name="T29"> </text:span><text:span text:style-name="T27">PolynomialNode</text:span><text:span text:style-name="T9">(</text:span><text:span text:style-name="T12">poly</text:span><text:span text:style-name="T9">);</text:span></text:p>
            <text:p text:style-name="P9">    <text:span text:style-name="T27">PolynomialNode</text:span><text:span text:style-name="T9">*</text:span><text:span text:style-name="T29"> </text:span><text:span text:style-name="T42">current</text:span><text:span text:style-name="T29"> </text:span><text:span text:style-name="T9">=</text:span><text:span text:style-name="T29"> head</text:span><text:span text:style-name="T9">;</text:span></text:p>
            <text:p text:style-name="P9">    </text:p>
            <text:p text:style-name="P9">    <text:span text:style-name="T43">for</text:span><text:span text:style-name="T29"> </text:span><text:span text:style-name="T9">(</text:span><text:span text:style-name="T25">int</text:span><text:span text:style-name="T29"> </text:span><text:span text:style-name="T42">i</text:span><text:span text:style-name="T29"> </text:span><text:span text:style-name="T9">=</text:span><text:span text:style-name="T29"> </text:span><text:span text:style-name="T41">0</text:span><text:span text:style-name="T9">;</text:span><text:span text:style-name="T29"> </text:span><text:span text:style-name="T42">i</text:span><text:span text:style-name="T29"> </text:span><text:span text:style-name="T9">&lt;</text:span><text:span text:style-name="T29"> </text:span><text:span text:style-name="T12">index</text:span><text:span text:style-name="T9">;</text:span><text:span text:style-name="T29"> </text:span><text:span text:style-name="T42">i</text:span><text:span text:style-name="T9">++)</text:span><text:span text:style-name="T29"> </text:span><text:span text:style-name="T9">{</text:span></text:p>
            <text:p text:style-name="P9">        <text:span text:style-name="T42">current</text:span><text:span text:style-name="T29"> </text:span><text:span text:style-name="T9">=</text:span><text:span text:style-name="T29"> </text:span><text:span text:style-name="T42">current</text:span><text:span text:style-name="T9">-&gt;</text:span><text:span text:style-name="T29">next</text:span><text:span text:style-name="T9">;</text:span></text:p>
            <text:p text:style-name="P9">    <text:span text:style-name="T9">}</text:span></text:p>
            <text:p text:style-name="P9">    </text:p>
            <text:p text:style-name="P9">    <text:span text:style-name="T42">newNode</text:span><text:span text:style-name="T9">-&gt;</text:span><text:span text:style-name="T29">prev </text:span><text:span text:style-name="T9">=</text:span><text:span text:style-name="T29"> </text:span><text:span text:style-name="T42">current</text:span><text:span text:style-name="T9">-&gt;</text:span><text:span text:style-name="T29">prev</text:span><text:span text:style-name="T9">;</text:span></text:p>
            <text:p text:style-name="P9">    <text:span text:style-name="T42">newNode</text:span><text:span text:style-name="T9">-&gt;</text:span><text:span text:style-name="T29">next </text:span><text:span text:style-name="T9">=</text:span><text:span text:style-name="T29"> </text:span><text:span text:style-name="T42">current</text:span><text:span text:style-name="T9">;</text:span></text:p>
            <text:p text:style-name="P9">    <text:span text:style-name="T42">current</text:span><text:span text:style-name="T9">-&gt;</text:span><text:span text:style-name="T29">prev</text:span><text:span text:style-name="T9">-&gt;</text:span><text:span text:style-name="T29">next </text:span><text:span text:style-name="T9">=</text:span><text:span text:style-name="T29"> </text:span><text:span text:style-name="T42">newNode</text:span><text:span text:style-name="T9">;</text:span></text:p>
            <text:p text:style-name="P9">    <text:span text:style-name="T42">current</text:span><text:span text:style-name="T9">-&gt;</text:span><text:span text:style-name="T29">prev </text:span><text:span text:style-name="T9">=</text:span><text:span text:style-name="T29"> </text:span><text:span text:style-name="T42">newNode</text:span><text:span text:style-name="T9">;</text:span></text:p>
            <text:p text:style-name="P9">    </text:p>
            <text:p text:style-name="P9">    <text:span text:style-name="T43">if</text:span><text:span text:style-name="T29"> </text:span><text:span text:style-name="T9">(</text:span><text:span text:style-name="T12">index</text:span><text:span text:style-name="T29"> </text:span><text:span text:style-name="T9">==</text:span><text:span text:style-name="T29"> </text:span><text:span text:style-name="T41">0</text:span><text:span text:style-name="T9">)</text:span><text:span text:style-name="T29"> head </text:span><text:span text:style-name="T9">=</text:span><text:span text:style-name="T29"> </text:span><text:span text:style-name="T42">newNode</text:span><text:span text:style-name="T9">;</text:span></text:p>
            <text:p text:style-name="P9">    <text:span text:style-name="T29">size</text:span><text:span text:style-name="T9">++;</text:span></text:p>
            <text:p text:style-name="P11">}</text:p>
            <text:p text:style-name="P10"/>
            <text:p text:style-name="P8"><text:span text:style-name="T26">Polynomial</text:span><text:span text:style-name="T7">*</text:span> <text:span text:style-name="T26">PolynomialList</text:span><text:span text:style-name="T7">::</text:span><text:span text:style-name="T30">get</text:span><text:span text:style-name="T7">(</text:span><text:span text:style-name="T23">int</text:span> <text:span text:style-name="T10">index</text:span><text:span text:style-name="T7">)</text:span> <text:span text:style-name="T23">const</text:span> <text:span text:style-name="T7">{</text:span></text:p>
            <text:p text:style-name="P9">    <text:span text:style-name="T43">if</text:span><text:span text:style-name="T29"> </text:span><text:span text:style-name="T9">(</text:span><text:span text:style-name="T12">index</text:span><text:span text:style-name="T29"> </text:span><text:span text:style-name="T9">&lt;</text:span><text:span text:style-name="T29"> </text:span><text:span text:style-name="T41">0</text:span><text:span text:style-name="T29"> </text:span><text:span text:style-name="T9">||</text:span><text:span text:style-name="T29"> </text:span><text:span text:style-name="T12">index</text:span><text:span text:style-name="T29"> </text:span><text:span text:style-name="T9">&gt;=</text:span><text:span text:style-name="T29"> size</text:span><text:span text:style-name="T9">)</text:span><text:span text:style-name="T29"> </text:span><text:span text:style-name="T43">return</text:span><text:span text:style-name="T29"> </text:span><text:span text:style-name="T25">nullptr</text:span><text:span text:style-name="T9">;</text:span></text:p>
            <text:p text:style-name="P9">    </text:p>
            <text:p text:style-name="P9">    <text:span text:style-name="T27">PolynomialNode</text:span><text:span text:style-name="T9">*</text:span><text:span text:style-name="T29"> </text:span><text:span text:style-name="T42">current</text:span><text:span text:style-name="T29"> </text:span><text:span text:style-name="T9">=</text:span><text:span text:style-name="T29"> head</text:span><text:span text:style-name="T9">;</text:span></text:p>
            <text:p text:style-name="P9">    <text:span text:style-name="T43">for</text:span><text:span text:style-name="T29"> </text:span><text:span text:style-name="T9">(</text:span><text:span text:style-name="T25">int</text:span><text:span text:style-name="T29"> </text:span><text:span text:style-name="T42">i</text:span><text:span text:style-name="T29"> </text:span><text:span text:style-name="T9">=</text:span><text:span text:style-name="T29"> </text:span><text:span text:style-name="T41">0</text:span><text:span text:style-name="T9">;</text:span><text:span text:style-name="T29"> </text:span><text:span text:style-name="T42">i</text:span><text:span text:style-name="T29"> </text:span><text:span text:style-name="T9">&lt;</text:span><text:span text:style-name="T29"> </text:span><text:span text:style-name="T12">index</text:span><text:span text:style-name="T9">;</text:span><text:span text:style-name="T29"> </text:span><text:span text:style-name="T42">i</text:span><text:span text:style-name="T9">++)</text:span><text:span text:style-name="T29"> </text:span><text:span text:style-name="T9">{</text:span></text:p>
            <text:p text:style-name="P9">        <text:span text:style-name="T42">current</text:span><text:span text:style-name="T29"> </text:span><text:span text:style-name="T9">=</text:span><text:span text:style-name="T29"> </text:span><text:span text:style-name="T42">current</text:span><text:span text:style-name="T9">-&gt;</text:span><text:span text:style-name="T29">next</text:span><text:span text:style-name="T9">;</text:span></text:p>
            <text:p text:style-name="P9">    <text:span text:style-name="T9">}</text:span></text:p>
            <text:p text:style-name="P9">    </text:p>
            <text:p text:style-name="P9">    <text:span text:style-name="T43">return</text:span><text:span text:style-name="T29"> </text:span><text:span text:style-name="T42">current</text:span><text:span text:style-name="T9">-&gt;</text:span><text:span text:style-name="T29">data</text:span><text:span text:style-name="T9">;</text:span></text:p>
            <text:p text:style-name="P11">}</text:p>
            <text:p text:style-name="P10"/>
            <text:p text:style-name="P8"><text:span text:style-name="T23">int</text:span> <text:span text:style-name="T26">PolynomialList</text:span><text:span text:style-name="T7">::</text:span><text:span text:style-name="T30">find</text:span><text:span text:style-name="T7">(</text:span><text:span text:style-name="T23">const</text:span> <text:span text:style-name="T26">Polynomial</text:span><text:span text:style-name="T7">&amp;</text:span> <text:span text:style-name="T10">poly</text:span><text:span text:style-name="T7">)</text:span> <text:span text:style-name="T23">const</text:span> <text:span text:style-name="T7">{</text:span></text:p>
            <text:p text:style-name="P9">    <text:span text:style-name="T27">PolynomialNode</text:span><text:span text:style-name="T9">*</text:span><text:span text:style-name="T29"> </text:span><text:span text:style-name="T42">current</text:span><text:span text:style-name="T29"> </text:span><text:span text:style-name="T9">=</text:span><text:span text:style-name="T29"> head</text:span><text:span text:style-name="T9">;</text:span></text:p>
            <text:p text:style-name="P9">    <text:span text:style-name="T43">for</text:span><text:span text:style-name="T29"> </text:span><text:span text:style-name="T9">(</text:span><text:span text:style-name="T25">int</text:span><text:span text:style-name="T29"> </text:span><text:span text:style-name="T42">i</text:span><text:span text:style-name="T29"> </text:span><text:span text:style-name="T9">=</text:span><text:span text:style-name="T29"> </text:span><text:span text:style-name="T41">0</text:span><text:span text:style-name="T9">;</text:span><text:span text:style-name="T29"> </text:span><text:span text:style-name="T42">i</text:span><text:span text:style-name="T29"> </text:span><text:span text:style-name="T9">&lt;</text:span><text:span text:style-name="T29"> size</text:span><text:span text:style-name="T9">;</text:span><text:span text:style-name="T29"> </text:span><text:span text:style-name="T42">i</text:span><text:span text:style-name="T9">++)</text:span><text:span text:style-name="T29"> </text:span><text:span text:style-name="T9">{</text:span></text:p>
            <text:p text:style-name="P9">        <text:span text:style-name="T43">if</text:span><text:span text:style-name="T29"> </text:span><text:span text:style-name="T9">(</text:span><text:span text:style-name="T42">current</text:span><text:span text:style-name="T9">-&gt;</text:span><text:span text:style-name="T29">data</text:span><text:span text:style-name="T9">-&gt;</text:span><text:span text:style-name="T32">toString</text:span><text:span text:style-name="T9">()</text:span><text:span text:style-name="T29"> </text:span><text:span text:style-name="T9">==</text:span><text:span text:style-name="T29"> </text:span><text:span text:style-name="T12">poly</text:span><text:span text:style-name="T9">.</text:span><text:span text:style-name="T32">toString</text:span><text:span text:style-name="T9">())</text:span><text:span text:style-name="T29"> </text:span><text:span text:style-name="T9">{</text:span></text:p>
            <text:p text:style-name="P9">            <text:span text:style-name="T43">return</text:span><text:span text:style-name="T29"> </text:span><text:span text:style-name="T42">i</text:span><text:span text:style-name="T9">;</text:span></text:p>
            <text:p text:style-name="P9">        <text:span text:style-name="T9">}</text:span></text:p>
            <text:p text:style-name="P9">        <text:span text:style-name="T42">current</text:span><text:span text:style-name="T29"> </text:span><text:span text:style-name="T9">=</text:span><text:span text:style-name="T29"> </text:span><text:span text:style-name="T42">current</text:span><text:span text:style-name="T9">-&gt;</text:span><text:span text:style-name="T29">next</text:span><text:span text:style-name="T9">;</text:span></text:p>
            <text:p text:style-name="P9">    <text:span text:style-name="T9">}</text:span></text:p>
            <text:p text:style-name="P9">    <text:span text:style-name="T43">return</text:span><text:span text:style-name="T29"> </text:span><text:span text:style-name="T9">-</text:span><text:span text:style-name="T41">1</text:span><text:span text:style-name="T9">;</text:span></text:p>
            <text:p text:style-name="P11">}</text:p>
            <text:p text:style-name="P10"><text:soft-page-break/></text:p>
            <text:p text:style-name="P8"><text:span text:style-name="T23">void</text:span> <text:span text:style-name="T26">PolynomialList</text:span><text:span text:style-name="T7">::</text:span><text:span text:style-name="T30">displayAll</text:span><text:span text:style-name="T7">()</text:span> <text:span text:style-name="T23">const</text:span> <text:span text:style-name="T7">{</text:span></text:p>
            <text:p text:style-name="P9">    <text:span text:style-name="T27">PolynomialNode</text:span><text:span text:style-name="T9">*</text:span><text:span text:style-name="T29"> </text:span><text:span text:style-name="T42">current</text:span><text:span text:style-name="T29"> </text:span><text:span text:style-name="T9">=</text:span><text:span text:style-name="T29"> head</text:span><text:span text:style-name="T9">;</text:span></text:p>
            <text:p text:style-name="P9">    <text:span text:style-name="T16">std</text:span><text:span text:style-name="T9">::</text:span><text:span text:style-name="T16">cout</text:span><text:span text:style-name="T29"> </text:span><text:span text:style-name="T9">&lt;&lt;</text:span><text:span text:style-name="T29"> </text:span><text:span text:style-name="T19">"</text:span><text:span text:style-name="T22">List contents (</text:span><text:span text:style-name="T19">"</text:span><text:span text:style-name="T29"> </text:span><text:span text:style-name="T9">&lt;&lt;</text:span><text:span text:style-name="T29"> size </text:span><text:span text:style-name="T9">&lt;&lt;</text:span><text:span text:style-name="T29"> </text:span><text:span text:style-name="T19">"</text:span><text:span text:style-name="T22"> elements):</text:span><text:span text:style-name="T19">"</text:span><text:span text:style-name="T29"> </text:span><text:span text:style-name="T9">&lt;&lt;</text:span><text:span text:style-name="T29"> </text:span><text:span text:style-name="T16">std</text:span><text:span text:style-name="T9">::</text:span><text:span text:style-name="T32">endl</text:span><text:span text:style-name="T9">;</text:span></text:p>
            <text:p text:style-name="P9">    <text:span text:style-name="T43">for</text:span><text:span text:style-name="T29"> </text:span><text:span text:style-name="T9">(</text:span><text:span text:style-name="T25">int</text:span><text:span text:style-name="T29"> </text:span><text:span text:style-name="T42">i</text:span><text:span text:style-name="T29"> </text:span><text:span text:style-name="T9">=</text:span><text:span text:style-name="T29"> </text:span><text:span text:style-name="T41">0</text:span><text:span text:style-name="T9">;</text:span><text:span text:style-name="T29"> </text:span><text:span text:style-name="T42">i</text:span><text:span text:style-name="T29"> </text:span><text:span text:style-name="T9">&lt;</text:span><text:span text:style-name="T29"> size</text:span><text:span text:style-name="T9">;</text:span><text:span text:style-name="T29"> </text:span><text:span text:style-name="T42">i</text:span><text:span text:style-name="T9">++)</text:span><text:span text:style-name="T29"> </text:span><text:span text:style-name="T9">{</text:span></text:p>
            <text:p text:style-name="P9">        <text:span text:style-name="T16">std</text:span><text:span text:style-name="T9">::</text:span><text:span text:style-name="T16">cout</text:span><text:span text:style-name="T29"> </text:span><text:span text:style-name="T9">&lt;&lt;</text:span><text:span text:style-name="T29"> </text:span><text:span text:style-name="T42">i</text:span><text:span text:style-name="T29"> </text:span><text:span text:style-name="T9">&lt;&lt;</text:span><text:span text:style-name="T29"> </text:span><text:span text:style-name="T19">"</text:span><text:span text:style-name="T22">: </text:span><text:span text:style-name="T19">"</text:span><text:span text:style-name="T29"> </text:span><text:span text:style-name="T9">&lt;&lt;</text:span><text:span text:style-name="T29"> </text:span><text:span text:style-name="T42">current</text:span><text:span text:style-name="T9">-&gt;</text:span><text:span text:style-name="T29">data</text:span><text:span text:style-name="T9">-&gt;</text:span><text:span text:style-name="T32">toString</text:span><text:span text:style-name="T9">()</text:span><text:span text:style-name="T29"> </text:span><text:span text:style-name="T9">&lt;&lt;</text:span><text:span text:style-name="T29"> </text:span><text:span text:style-name="T16">std</text:span><text:span text:style-name="T9">::</text:span><text:span text:style-name="T32">endl</text:span><text:span text:style-name="T9">;</text:span></text:p>
            <text:p text:style-name="P9">        <text:span text:style-name="T42">current</text:span><text:span text:style-name="T29"> </text:span><text:span text:style-name="T9">=</text:span><text:span text:style-name="T29"> </text:span><text:span text:style-name="T42">current</text:span><text:span text:style-name="T9">-&gt;</text:span><text:span text:style-name="T29">next</text:span><text:span text:style-name="T9">;</text:span></text:p>
            <text:p text:style-name="P9">    <text:span text:style-name="T9">}</text:span></text:p>
            <text:p text:style-name="P11">}</text:p>
            <text:p text:style-name="P10"/>
            <text:p text:style-name="P8"><text:span text:style-name="T23">int</text:span> <text:span text:style-name="T26">PolynomialList</text:span><text:span text:style-name="T7">::</text:span><text:span text:style-name="T30">getSize</text:span><text:span text:style-name="T7">()</text:span> <text:span text:style-name="T23">const</text:span> <text:span text:style-name="T7">{</text:span></text:p>
            <text:p text:style-name="P9">    <text:span text:style-name="T43">return</text:span><text:span text:style-name="T29"> size</text:span><text:span text:style-name="T9">;</text:span></text:p>
            <text:p text:style-name="P11">}</text:p>
            <text:p text:style-name="P10"/>
            <text:p text:style-name="P8"><text:span text:style-name="T23">void</text:span> <text:span text:style-name="T26">PolynomialList</text:span><text:span text:style-name="T7">::</text:span><text:span text:style-name="T30">demonstratePolymorphism</text:span><text:span text:style-name="T7">()</text:span> <text:span text:style-name="T23">const</text:span> <text:span text:style-name="T7">{</text:span></text:p>
            <text:p text:style-name="P9">    <text:span text:style-name="T16">std</text:span><text:span text:style-name="T9">::</text:span><text:span text:style-name="T16">cout</text:span><text:span text:style-name="T29"> </text:span><text:span text:style-name="T9">&lt;&lt;</text:span><text:span text:style-name="T29"> </text:span><text:span text:style-name="T19">"</text:span><text:span text:style-name="T22">=== Polymorphism Demonstration ===</text:span><text:span text:style-name="T19">"</text:span><text:span text:style-name="T29"> </text:span><text:span text:style-name="T9">&lt;&lt;</text:span><text:span text:style-name="T29"> </text:span><text:span text:style-name="T16">std</text:span><text:span text:style-name="T9">::</text:span><text:span text:style-name="T32">endl</text:span><text:span text:style-name="T9">;</text:span></text:p>
            <text:p text:style-name="P9">    <text:span text:style-name="T27">PolynomialNode</text:span><text:span text:style-name="T9">*</text:span><text:span text:style-name="T29"> </text:span><text:span text:style-name="T42">current</text:span><text:span text:style-name="T29"> </text:span><text:span text:style-name="T9">=</text:span><text:span text:style-name="T29"> head</text:span><text:span text:style-name="T9">;</text:span></text:p>
            <text:p text:style-name="P9">    <text:span text:style-name="T43">for</text:span><text:span text:style-name="T29"> </text:span><text:span text:style-name="T9">(</text:span><text:span text:style-name="T25">int</text:span><text:span text:style-name="T29"> </text:span><text:span text:style-name="T42">i</text:span><text:span text:style-name="T29"> </text:span><text:span text:style-name="T9">=</text:span><text:span text:style-name="T29"> </text:span><text:span text:style-name="T41">0</text:span><text:span text:style-name="T9">;</text:span><text:span text:style-name="T29"> </text:span><text:span text:style-name="T42">i</text:span><text:span text:style-name="T29"> </text:span><text:span text:style-name="T9">&lt;</text:span><text:span text:style-name="T29"> size</text:span><text:span text:style-name="T9">;</text:span><text:span text:style-name="T29"> </text:span><text:span text:style-name="T42">i</text:span><text:span text:style-name="T9">++)</text:span><text:span text:style-name="T29"> </text:span><text:span text:style-name="T9">{</text:span></text:p>
            <text:p text:style-name="P9">        <text:span text:style-name="T16">std</text:span><text:span text:style-name="T9">::</text:span><text:span text:style-name="T16">cout</text:span><text:span text:style-name="T29"> </text:span><text:span text:style-name="T9">&lt;&lt;</text:span><text:span text:style-name="T29"> </text:span><text:span text:style-name="T19">"</text:span><text:span text:style-name="T22">Element </text:span><text:span text:style-name="T19">"</text:span><text:span text:style-name="T29"> </text:span><text:span text:style-name="T9">&lt;&lt;</text:span><text:span text:style-name="T29"> </text:span><text:span text:style-name="T42">i</text:span><text:span text:style-name="T29"> </text:span><text:span text:style-name="T9">&lt;&lt;</text:span><text:span text:style-name="T29"> </text:span><text:span text:style-name="T19">"</text:span><text:span text:style-name="T22"> (type: </text:span><text:span text:style-name="T19">"</text:span><text:span text:style-name="T29"> </text:span><text:span text:style-name="T9">&lt;&lt;</text:span><text:span text:style-name="T29"> </text:span><text:span text:style-name="T25">typeid</text:span><text:span text:style-name="T9">(*</text:span><text:span text:style-name="T42">current</text:span><text:span text:style-name="T9">-&gt;</text:span><text:span text:style-name="T29">data</text:span><text:span text:style-name="T9">).</text:span><text:span text:style-name="T32">name</text:span><text:span text:style-name="T9">()</text:span><text:span text:style-name="T29"> </text:span></text:p>
            <text:p text:style-name="P9">                  <text:span text:style-name="T9">&lt;&lt;</text:span><text:span text:style-name="T29"> </text:span><text:span text:style-name="T19">"</text:span><text:span text:style-name="T22">): </text:span><text:span text:style-name="T19">"</text:span><text:span text:style-name="T29"> </text:span><text:span text:style-name="T9">&lt;&lt;</text:span><text:span text:style-name="T29"> </text:span><text:span text:style-name="T42">current</text:span><text:span text:style-name="T9">-&gt;</text:span><text:span text:style-name="T29">data</text:span><text:span text:style-name="T9">-&gt;</text:span><text:span text:style-name="T32">toString</text:span><text:span text:style-name="T9">()</text:span><text:span text:style-name="T29"> </text:span><text:span text:style-name="T9">&lt;&lt;</text:span><text:span text:style-name="T29"> </text:span><text:span text:style-name="T16">std</text:span><text:span text:style-name="T9">::</text:span><text:span text:style-name="T32">endl</text:span><text:span text:style-name="T9">;</text:span></text:p>
            <text:p text:style-name="P9">        <text:span text:style-name="T42">current</text:span><text:span text:style-name="T29"> </text:span><text:span text:style-name="T9">=</text:span><text:span text:style-name="T29"> </text:span><text:span text:style-name="T42">current</text:span><text:span text:style-name="T9">-&gt;</text:span><text:span text:style-name="T29">next</text:span><text:span text:style-name="T9">;</text:span></text:p>
            <text:p text:style-name="P9">    <text:span text:style-name="T9">}</text:span></text:p>
            <text:p text:style-name="P11">}</text:p>
            <text:p text:style-name="P6"><text:span text:style-name="Source_20_Text"><text:span text:style-name="T11"/></text:span></text:p>
            <text:p text:style-name="P6"><text:span text:style-name="Source_20_Text"><text:span text:style-name="T13"/></text:span></text:p>
          </table:table-cell>
        </table:table-row>
      </table:table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Source_20_Text"><text:span text:style-name="T33">//</text:span></text:span></text:p>
            <text:p text:style-name="P7"><text:span text:style-name="Source_20_Text"><text:span text:style-name="T33">// </text:span></text:span><text:span text:style-name="Source_20_Text"><text:span text:style-name="T36">дополнение к </text:span></text:span><text:span text:style-name="Source_20_Text"><text:span text:style-name="T39">main.cpp</text:span></text:span></text:p>
            <text:p text:style-name="P7"><text:span text:style-name="Source_20_Text"><text:span text:style-name="T33">//</text:span></text:span></text:p>
            <text:p text:style-name="P7"><text:span text:style-name="Source_20_Text"><text:span text:style-name="T33"/></text:span></text:p>
            <text:p text:style-name="P7"><text:span text:style-name="Source_20_Text"><text:span text:style-name="T24">void</text:span></text:span><text:span text:style-name="Source_20_Text"><text:span text:style-name="T28"> </text:span></text:span><text:span text:style-name="Source_20_Text"><text:span text:style-name="T31">lab5_demo</text:span></text:span><text:span text:style-name="Source_20_Text"><text:span text:style-name="T8">()</text:span></text:span><text:span text:style-name="Source_20_Text"><text:span text:style-name="T28"> </text:span></text:span><text:span text:style-name="Source_20_Text"><text:span text:style-name="T8">{</text:span></text:span></text:p>
            <text:p text:style-name="P9">    <text:span text:style-name="T16">std</text:span><text:span text:style-name="T9">::</text:span><text:span text:style-name="T16">cout</text:span><text:span text:style-name="T29"> </text:span><text:span text:style-name="T9">&lt;&lt;</text:span><text:span text:style-name="T29"> </text:span><text:span text:style-name="T19">"</text:span><text:span text:style-name="T44">\n</text:span><text:span text:style-name="T22">=== Lab 5: Dynamic Lists and Polymorphism ===</text:span><text:span text:style-name="T19">"</text:span><text:span text:style-name="T29"> </text:span><text:span text:style-name="T9">&lt;&lt;</text:span><text:span text:style-name="T29"> </text:span><text:span text:style-name="T16">std</text:span><text:span text:style-name="T9">::</text:span><text:span text:style-name="T32">endl</text:span><text:span text:style-name="T9">;</text:span></text:p>
            <text:p text:style-name="P9">    </text:p>
            <text:p text:style-name="P9">    <text:span text:style-name="T27">PolynomialList</text:span><text:span text:style-name="T29"> </text:span><text:span text:style-name="T42">list</text:span><text:span text:style-name="T9">;</text:span></text:p>
            <text:p text:style-name="P10"/>
            <text:p text:style-name="P9">    <text:span text:style-name="T16">std</text:span><text:span text:style-name="T9">::</text:span><text:span text:style-name="T27">vector</text:span><text:span text:style-name="T9">&lt;</text:span><text:span text:style-name="T25">double</text:span><text:span text:style-name="T9">&gt;</text:span><text:span text:style-name="T29"> </text:span><text:span text:style-name="T42">coeffs1</text:span><text:span text:style-name="T29"> </text:span><text:span text:style-name="T9">=</text:span><text:span text:style-name="T29"> </text:span><text:span text:style-name="T9">{</text:span><text:span text:style-name="T41">1.0</text:span><text:span text:style-name="T9">,</text:span><text:span text:style-name="T29"> </text:span><text:span text:style-name="T41">2.0</text:span><text:span text:style-name="T9">,</text:span><text:span text:style-name="T29"> </text:span><text:span text:style-name="T41">3.0</text:span><text:span text:style-name="T9">};</text:span></text:p>
            <text:p text:style-name="P9">    <text:span text:style-name="T16">std</text:span><text:span text:style-name="T9">::</text:span><text:span text:style-name="T27">vector</text:span><text:span text:style-name="T9">&lt;</text:span><text:span text:style-name="T25">double</text:span><text:span text:style-name="T9">&gt;</text:span><text:span text:style-name="T29"> </text:span><text:span text:style-name="T42">coeffs2</text:span><text:span text:style-name="T29"> </text:span><text:span text:style-name="T9">=</text:span><text:span text:style-name="T29"> </text:span><text:span text:style-name="T9">{</text:span><text:span text:style-name="T41">4.0</text:span><text:span text:style-name="T9">,</text:span><text:span text:style-name="T29"> </text:span><text:span text:style-name="T41">5.0</text:span><text:span text:style-name="T9">,</text:span><text:span text:style-name="T29"> </text:span><text:span text:style-name="T41">6.0</text:span><text:span text:style-name="T9">};</text:span></text:p>
            <text:p text:style-name="P9">    <text:span text:style-name="T16">std</text:span><text:span text:style-name="T9">::</text:span><text:span text:style-name="T27">vector</text:span><text:span text:style-name="T9">&lt;</text:span><text:span text:style-name="T25">int</text:span><text:span text:style-name="T9">&gt;</text:span><text:span text:style-name="T29"> </text:span><text:span text:style-name="T42">powers</text:span><text:span text:style-name="T29"> </text:span><text:span text:style-name="T9">=</text:span><text:span text:style-name="T29"> </text:span><text:span text:style-name="T9">{</text:span><text:span text:style-name="T41">0</text:span><text:span text:style-name="T9">,</text:span><text:span text:style-name="T29"> </text:span><text:span text:style-name="T41">1</text:span><text:span text:style-name="T9">,</text:span><text:span text:style-name="T29"> </text:span><text:span text:style-name="T41">2</text:span><text:span text:style-name="T9">};</text:span></text:p>
            <text:p text:style-name="P9">    </text:p>
            <text:p text:style-name="P9">    <text:span text:style-name="T42">list</text:span><text:span text:style-name="T9">.</text:span><text:span text:style-name="T32">add</text:span><text:span text:style-name="T9">(</text:span><text:span text:style-name="T25">new</text:span><text:span text:style-name="T29"> </text:span><text:span text:style-name="T27">Polynomial</text:span><text:span text:style-name="T9">(</text:span><text:span text:style-name="T41">2</text:span><text:span text:style-name="T9">,</text:span><text:span text:style-name="T29"> </text:span><text:span text:style-name="T42">coeffs1</text:span><text:span text:style-name="T9">));</text:span></text:p>
            <text:p text:style-name="P9">    <text:span text:style-name="T42">list</text:span><text:span text:style-name="T9">.</text:span><text:span text:style-name="T32">add</text:span><text:span text:style-name="T9">(</text:span><text:span text:style-name="T25">new</text:span><text:span text:style-name="T29"> </text:span><text:span text:style-name="T27">PowerArrayPolynomial</text:span><text:span text:style-name="T9">(</text:span><text:span text:style-name="T41">2</text:span><text:span text:style-name="T9">,</text:span><text:span text:style-name="T29"> </text:span><text:span text:style-name="T42">coeffs2</text:span><text:span text:style-name="T9">,</text:span><text:span text:style-name="T29"> </text:span><text:span text:style-name="T42">powers</text:span><text:span text:style-name="T9">));</text:span></text:p>
            <text:p text:style-name="P9">    <text:span text:style-name="T42">list</text:span><text:span text:style-name="T9">.</text:span><text:span text:style-name="T32">add</text:span><text:span text:style-name="T9">(</text:span><text:span text:style-name="T25">new</text:span><text:span text:style-name="T29"> </text:span><text:span text:style-name="T27">StringFormPolynomial</text:span><text:span text:style-name="T9">(</text:span><text:span text:style-name="T41">1</text:span><text:span text:style-name="T9">,</text:span><text:span text:style-name="T29"> {</text:span><text:span text:style-name="T41">7.0</text:span><text:span text:style-name="T9">,</text:span><text:span text:style-name="T29"> </text:span><text:span text:style-name="T41">8.0</text:span><text:span text:style-name="T29">}</text:span><text:span text:style-name="T9">));</text:span></text:p>
            <text:p text:style-name="P9">    </text:p>
            <text:p text:style-name="P9">    <text:span text:style-name="T42">list</text:span><text:span text:style-name="T9">.</text:span><text:span text:style-name="T32">displayAll</text:span><text:span text:style-name="T9">();</text:span></text:p>
            <text:p text:style-name="P9">    </text:p>
            <text:p text:style-name="P9">    <text:span text:style-name="T42">list</text:span><text:span text:style-name="T9">.</text:span><text:span text:style-name="T32">demonstratePolymorphism</text:span><text:span text:style-name="T9">();</text:span></text:p>
            <text:p text:style-name="P9">    </text:p>
            <text:p text:style-name="P9">    <text:span text:style-name="T27">Polynomial</text:span><text:span text:style-name="T29"> </text:span><text:span text:style-name="T42">searchPoly</text:span><text:span text:style-name="T9">(</text:span><text:span text:style-name="T41">2</text:span><text:span text:style-name="T9">,</text:span><text:span text:style-name="T29"> </text:span><text:span text:style-name="T42">coeffs1</text:span><text:span text:style-name="T9">);</text:span></text:p>
            <text:p text:style-name="P9">    <text:span text:style-name="T25">int</text:span><text:span text:style-name="T29"> </text:span><text:span text:style-name="T42">foundIndex</text:span><text:span text:style-name="T29"> </text:span><text:span text:style-name="T9">=</text:span><text:span text:style-name="T29"> </text:span><text:span text:style-name="T42">list</text:span><text:span text:style-name="T9">.</text:span><text:span text:style-name="T32">find</text:span><text:span text:style-name="T9">(</text:span><text:span text:style-name="T42">searchPoly</text:span><text:span text:style-name="T9">);</text:span></text:p>
            <text:p text:style-name="P9">    <text:span text:style-name="T16">std</text:span><text:span text:style-name="T9">::</text:span><text:span text:style-name="T16">cout</text:span><text:span text:style-name="T29"> </text:span><text:span text:style-name="T9">&lt;&lt;</text:span><text:span text:style-name="T29"> </text:span><text:span text:style-name="T19">"</text:span><text:span text:style-name="T22">Found polynomial at index: </text:span><text:span text:style-name="T19">"</text:span><text:span text:style-name="T29"> </text:span><text:span text:style-name="T9">&lt;&lt;</text:span><text:span text:style-name="T29"> </text:span><text:span text:style-name="T42">foundIndex</text:span><text:span text:style-name="T29"> </text:span><text:span text:style-name="T9">&lt;&lt;</text:span><text:span text:style-name="T29"> </text:span><text:span text:style-name="T16">std</text:span><text:span text:style-name="T9">::</text:span><text:span text:style-name="T32">endl</text:span><text:span text:style-name="T9">;</text:span></text:p>
            <text:p text:style-name="P9">    </text:p>
            <text:p text:style-name="P9"><text:soft-page-break/>    <text:span text:style-name="T43">if</text:span><text:span text:style-name="T29"> </text:span><text:span text:style-name="T9">(</text:span><text:span text:style-name="T42">foundIndex</text:span><text:span text:style-name="T29"> </text:span><text:span text:style-name="T9">!=</text:span><text:span text:style-name="T29"> </text:span><text:span text:style-name="T9">-</text:span><text:span text:style-name="T41">1</text:span><text:span text:style-name="T9">)</text:span><text:span text:style-name="T29"> </text:span><text:span text:style-name="T9">{</text:span></text:p>
            <text:p text:style-name="P9">        <text:span text:style-name="T42">list</text:span><text:span text:style-name="T9">.</text:span><text:span text:style-name="T32">remove</text:span><text:span text:style-name="T9">(</text:span><text:span text:style-name="T42">foundIndex</text:span><text:span text:style-name="T9">);</text:span></text:p>
            <text:p text:style-name="P9">        <text:span text:style-name="T16">std</text:span><text:span text:style-name="T9">::</text:span><text:span text:style-name="T16">cout</text:span><text:span text:style-name="T29"> </text:span><text:span text:style-name="T9">&lt;&lt;</text:span><text:span text:style-name="T29"> </text:span><text:span text:style-name="T19">"</text:span><text:span text:style-name="T22">After removal:</text:span><text:span text:style-name="T19">"</text:span><text:span text:style-name="T29"> </text:span><text:span text:style-name="T9">&lt;&lt;</text:span><text:span text:style-name="T29"> </text:span><text:span text:style-name="T16">std</text:span><text:span text:style-name="T9">::</text:span><text:span text:style-name="T32">endl</text:span><text:span text:style-name="T9">;</text:span></text:p>
            <text:p text:style-name="P9">        <text:span text:style-name="T42">list</text:span><text:span text:style-name="T9">.</text:span><text:span text:style-name="T32">displayAll</text:span><text:span text:style-name="T9">();</text:span></text:p>
            <text:p text:style-name="P9">    <text:span text:style-name="T9">}</text:span></text:p>
            <text:p text:style-name="P11">}</text:p>
            <text:p text:style-name="P7"><text:span text:style-name="Source_20_Text"><text:span text:style-name="T13"/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ВКР_5f_Обычный" style:display-name="ВКР_Обычный" style:family="paragraph">
      <style:paragraph-properties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ВКР_5f_Заголовок_5f_не_5f_в_5f_содержании" style:display-name="ВКР_Заголовок_не_в_содержании" style:family="paragraph" style:next-style-name="ВКР_5f_Обычный">
      <style:paragraph-properties fo:margin-top="0in" fo:margin-bottom="0.1665in" style:contextual-spacing="false" fo:text-align="center" style:justify-single-word="false" fo:orphans="2" fo:widows="2" fo:hyphenation-ladder-count="no-limit" fo:break-before="pag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3:15.417000000</meta:creation-date>
    <dc:date>2025-11-08T23:24:31.984000000</dc:date>
    <meta:editing-duration>PT1H21M15S</meta:editing-duration>
    <meta:editing-cycles>45</meta:editing-cycles>
    <meta:generator>LibreOffice/24.2.6.2$Windows_X86_64 LibreOffice_project/ef66aa7e36a1bb8e65bfbc63aba53045a14d0871</meta:generator>
    <meta:document-statistic meta:table-count="3" meta:image-count="0" meta:object-count="0" meta:page-count="14" meta:paragraph-count="268" meta:word-count="1351" meta:character-count="10742" meta:non-whitespace-character-count="8944"/>
  </office:meta>
</office:document-meta>
</file>